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9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2864" calcext:value-type="float">
            <text:p>18.342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9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19064" calcext:value-type="float">
            <text:p>18.419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9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81904" calcext:value-type="float">
            <text:p>18.281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9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78272" calcext:value-type="float">
            <text:p>18.178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9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39232" calcext:value-type="float">
            <text:p>18.239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9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084" calcext:value-type="float">
            <text:p>18.15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9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75224" calcext:value-type="float">
            <text:p>18.175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9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38648" calcext:value-type="float">
            <text:p>18.13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9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78272" calcext:value-type="float">
            <text:p>18.178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9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9608" calcext:value-type="float">
            <text:p>18.19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9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6936" calcext:value-type="float">
            <text:p>18.156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9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75224" calcext:value-type="float">
            <text:p>18.175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9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4228" calcext:value-type="float">
            <text:p>18.24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9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84368" calcext:value-type="float">
            <text:p>18.184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9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656" calcext:value-type="float">
            <text:p>18.19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9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08752" calcext:value-type="float">
            <text:p>18.20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9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72176" calcext:value-type="float">
            <text:p>18.172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9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14848" calcext:value-type="float">
            <text:p>18.214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9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14848" calcext:value-type="float">
            <text:p>18.214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9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6664" calcext:value-type="float">
            <text:p>18.266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9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33136" calcext:value-type="float">
            <text:p>18.233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9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78856" calcext:value-type="float">
            <text:p>18.27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9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1528" calcext:value-type="float">
            <text:p>18.32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9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6288" calcext:value-type="float">
            <text:p>18.306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9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6288" calcext:value-type="float">
            <text:p>18.306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9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5912" calcext:value-type="float">
            <text:p>18.345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9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9712" calcext:value-type="float">
            <text:p>18.26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9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94096" calcext:value-type="float">
            <text:p>18.294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9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6768" calcext:value-type="float">
            <text:p>18.336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9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944" calcext:value-type="float">
            <text:p>18.37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9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5432" calcext:value-type="float">
            <text:p>18.31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9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7624" calcext:value-type="float">
            <text:p>18.32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9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52008" calcext:value-type="float">
            <text:p>18.352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9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6392" calcext:value-type="float">
            <text:p>18.376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9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67832" calcext:value-type="float">
            <text:p>18.467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9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22112" calcext:value-type="float">
            <text:p>18.422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9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0776" calcext:value-type="float">
            <text:p>18.40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9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3824" calcext:value-type="float">
            <text:p>18.403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9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16016" calcext:value-type="float">
            <text:p>18.416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9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61736" calcext:value-type="float">
            <text:p>18.461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9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52592" calcext:value-type="float">
            <text:p>18.452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9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76976" calcext:value-type="float">
            <text:p>18.476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9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64784" calcext:value-type="float">
            <text:p>18.464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9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8612" calcext:value-type="float">
            <text:p>18.486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9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58688" calcext:value-type="float">
            <text:p>18.458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9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83072" calcext:value-type="float">
            <text:p>18.483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9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73928" calcext:value-type="float">
            <text:p>18.473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9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04408" calcext:value-type="float">
            <text:p>18.504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9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10504" calcext:value-type="float">
            <text:p>18.51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9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80608" calcext:value-type="float">
            <text:p>18.58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9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56224" calcext:value-type="float">
            <text:p>18.556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9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56224" calcext:value-type="float">
            <text:p>18.556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9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59272" calcext:value-type="float">
            <text:p>18.55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9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01944" calcext:value-type="float">
            <text:p>18.601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9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01944" calcext:value-type="float">
            <text:p>18.601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9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78144" calcext:value-type="float">
            <text:p>18.678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9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93384" calcext:value-type="float">
            <text:p>18.693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9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9948" calcext:value-type="float">
            <text:p>18.69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9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44616" calcext:value-type="float">
            <text:p>18.644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9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50712" calcext:value-type="float">
            <text:p>18.650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9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05576" calcext:value-type="float">
            <text:p>18.705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9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41568" calcext:value-type="float">
            <text:p>18.641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9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69" calcext:value-type="float">
            <text:p>18.66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9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69" calcext:value-type="float">
            <text:p>18.66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9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05576" calcext:value-type="float">
            <text:p>18.705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9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87288" calcext:value-type="float">
            <text:p>18.687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9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26912" calcext:value-type="float">
            <text:p>18.726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9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66536" calcext:value-type="float">
            <text:p>18.766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9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00064" calcext:value-type="float">
            <text:p>18.800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9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87872" calcext:value-type="float">
            <text:p>18.787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9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12256" calcext:value-type="float">
            <text:p>18.812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9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48832" calcext:value-type="float">
            <text:p>18.848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9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73216" calcext:value-type="float">
            <text:p>18.873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9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18352" calcext:value-type="float">
            <text:p>18.818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9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15304" calcext:value-type="float">
            <text:p>18.815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9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42736" calcext:value-type="float">
            <text:p>18.842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9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03696" calcext:value-type="float">
            <text:p>18.903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9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42736" calcext:value-type="float">
            <text:p>18.842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9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8236" calcext:value-type="float">
            <text:p>18.882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9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25032" calcext:value-type="float">
            <text:p>18.925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9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76264" calcext:value-type="float">
            <text:p>18.876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9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64072" calcext:value-type="float">
            <text:p>18.864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9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00648" calcext:value-type="float">
            <text:p>18.900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9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06744" calcext:value-type="float">
            <text:p>18.906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9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34176" calcext:value-type="float">
            <text:p>18.934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9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2808" calcext:value-type="float">
            <text:p>18.92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9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40272" calcext:value-type="float">
            <text:p>18.940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9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738" calcext:value-type="float">
            <text:p>18.97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9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01232" calcext:value-type="float">
            <text:p>19.001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9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31712" calcext:value-type="float">
            <text:p>19.031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9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6576" calcext:value-type="float">
            <text:p>19.08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9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53048" calcext:value-type="float">
            <text:p>19.05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9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6472" calcext:value-type="float">
            <text:p>19.016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9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56096" calcext:value-type="float">
            <text:p>19.05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9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46952" calcext:value-type="float">
            <text:p>19.046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9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68288" calcext:value-type="float">
            <text:p>19.06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9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74384" calcext:value-type="float">
            <text:p>19.07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9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68288" calcext:value-type="float">
            <text:p>19.06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8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262" calcext:value-type="float">
            <text:p>19.12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8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3528" calcext:value-type="float">
            <text:p>19.08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8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23152" calcext:value-type="float">
            <text:p>19.12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8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0584" calcext:value-type="float">
            <text:p>19.15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8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24" calcext:value-type="float">
            <text:p>19.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8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3632" calcext:value-type="float">
            <text:p>19.15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8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65824" calcext:value-type="float">
            <text:p>19.16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8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14592" calcext:value-type="float">
            <text:p>19.21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8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35928" calcext:value-type="float">
            <text:p>19.23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8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0312" calcext:value-type="float">
            <text:p>19.26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8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42024" calcext:value-type="float">
            <text:p>19.24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8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42608" calcext:value-type="float">
            <text:p>19.34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8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9936" calcext:value-type="float">
            <text:p>19.29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8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54216" calcext:value-type="float">
            <text:p>19.25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8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87744" calcext:value-type="float">
            <text:p>19.28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8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3956" calcext:value-type="float">
            <text:p>19.33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8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94424" calcext:value-type="float">
            <text:p>19.39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8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21272" calcext:value-type="float">
            <text:p>19.32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8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27368" calcext:value-type="float">
            <text:p>19.32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8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06032" calcext:value-type="float">
            <text:p>19.30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8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30416" calcext:value-type="float">
            <text:p>19.33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8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66992" calcext:value-type="float">
            <text:p>19.36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8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21856" calcext:value-type="float">
            <text:p>19.42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8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73088" calcext:value-type="float">
            <text:p>19.37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8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0052" calcext:value-type="float">
            <text:p>19.40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8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7672" calcext:value-type="float">
            <text:p>19.47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8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21856" calcext:value-type="float">
            <text:p>19.42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8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43192" calcext:value-type="float">
            <text:p>19.44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8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73672" calcext:value-type="float">
            <text:p>19.47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8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13296" calcext:value-type="float">
            <text:p>19.51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8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072" calcext:value-type="float">
            <text:p>19.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8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49872" calcext:value-type="float">
            <text:p>19.54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8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80352" calcext:value-type="float">
            <text:p>19.58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8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35216" calcext:value-type="float">
            <text:p>19.63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8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62648" calcext:value-type="float">
            <text:p>19.66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8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9704" calcext:value-type="float">
            <text:p>19.72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8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57136" calcext:value-type="float">
            <text:p>19.75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8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14464" calcext:value-type="float">
            <text:p>19.71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8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75424" calcext:value-type="float">
            <text:p>19.77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8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87616" calcext:value-type="float">
            <text:p>19.78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8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08952" calcext:value-type="float">
            <text:p>19.80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8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12" calcext:value-type="float">
            <text:p>19.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8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48576" calcext:value-type="float">
            <text:p>19.84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8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24776" calcext:value-type="float">
            <text:p>19.92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8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7296" calcext:value-type="float">
            <text:p>19.87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8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85152" calcext:value-type="float">
            <text:p>19.88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8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85152" calcext:value-type="float">
            <text:p>19.88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8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30872" calcext:value-type="float">
            <text:p>19.93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8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82688" calcext:value-type="float">
            <text:p>19.98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8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22312" calcext:value-type="float">
            <text:p>20.02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8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07072" calcext:value-type="float">
            <text:p>20.00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8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64984" calcext:value-type="float">
            <text:p>20.06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8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68032" calcext:value-type="float">
            <text:p>20.06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8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04608" calcext:value-type="float">
            <text:p>20.10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8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0824" calcext:value-type="float">
            <text:p>20.20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8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65568" calcext:value-type="float">
            <text:p>20.16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8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93" calcext:value-type="float">
            <text:p>20.19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8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66152" calcext:value-type="float">
            <text:p>20.26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8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05776" calcext:value-type="float">
            <text:p>20.30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8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11872" calcext:value-type="float">
            <text:p>20.31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8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9112" calcext:value-type="float">
            <text:p>20.39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8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85608" calcext:value-type="float">
            <text:p>20.485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8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46568" calcext:value-type="float">
            <text:p>20.546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8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0448" calcext:value-type="float">
            <text:p>20.60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8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28864" calcext:value-type="float">
            <text:p>20.628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8-08-17 19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14408" calcext:value-type="float">
            <text:p>22.314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8-06-14 18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7692" calcext:value-type="float">
            <text:p>21.076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8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47992" calcext:value-type="float">
            <text:p>19.74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8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5448" calcext:value-type="float">
            <text:p>19.20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8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37808" calcext:value-type="float">
            <text:p>19.037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8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95592" calcext:value-type="float">
            <text:p>19.59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8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92544" calcext:value-type="float">
            <text:p>19.59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8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3256" calcext:value-type="float">
            <text:p>19.19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8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2808" calcext:value-type="float">
            <text:p>18.92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8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8424" calcext:value-type="float">
            <text:p>18.68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8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6044" calcext:value-type="float">
            <text:p>18.760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8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02528" calcext:value-type="float">
            <text:p>18.702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8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328" calcext:value-type="float">
            <text:p>18.62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8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39104" calcext:value-type="float">
            <text:p>18.739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8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26912" calcext:value-type="float">
            <text:p>18.726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8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12256" calcext:value-type="float">
            <text:p>18.812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8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72048" calcext:value-type="float">
            <text:p>18.672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8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3852" calcext:value-type="float">
            <text:p>18.63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8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35472" calcext:value-type="float">
            <text:p>18.635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8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72048" calcext:value-type="float">
            <text:p>18.672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8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01944" calcext:value-type="float">
            <text:p>18.601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8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98312" calcext:value-type="float">
            <text:p>18.498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8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65952" calcext:value-type="float">
            <text:p>18.665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8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166" calcext:value-type="float">
            <text:p>18.51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8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5768" calcext:value-type="float">
            <text:p>17.955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8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0424" calcext:value-type="float">
            <text:p>17.87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8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3368" calcext:value-type="float">
            <text:p>17.803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8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08" calcext:value-type="float">
            <text:p>17.8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8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2136" calcext:value-type="float">
            <text:p>17.852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8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844" calcext:value-type="float">
            <text:p>17.99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8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6144" calcext:value-type="float">
            <text:p>17.91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8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1488" calcext:value-type="float">
            <text:p>18.00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8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0696" calcext:value-type="float">
            <text:p>17.76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8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4976" calcext:value-type="float">
            <text:p>17.71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8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648" calcext:value-type="float">
            <text:p>17.55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8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172" calcext:value-type="float">
            <text:p>17.57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8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3808" calcext:value-type="float">
            <text:p>17.513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8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3056" calcext:value-type="float">
            <text:p>17.593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8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0112" calcext:value-type="float">
            <text:p>17.66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8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7816" calcext:value-type="float">
            <text:p>17.577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8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4392" calcext:value-type="float">
            <text:p>17.614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8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1448" calcext:value-type="float">
            <text:p>17.68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8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0112" calcext:value-type="float">
            <text:p>17.66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8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6208" calcext:value-type="float">
            <text:p>17.666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8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5248" calcext:value-type="float">
            <text:p>17.605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8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62576" calcext:value-type="float">
            <text:p>17.562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8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0384" calcext:value-type="float">
            <text:p>17.550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8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1344" calcext:value-type="float">
            <text:p>17.611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8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172" calcext:value-type="float">
            <text:p>17.57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8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3056" calcext:value-type="float">
            <text:p>17.593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8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6" calcext:value-type="float">
            <text:p>17.5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8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0864" calcext:value-type="float">
            <text:p>17.58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8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4184" calcext:value-type="float">
            <text:p>17.474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8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1992" calcext:value-type="float">
            <text:p>17.461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8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9048" calcext:value-type="float">
            <text:p>17.529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8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2472" calcext:value-type="float">
            <text:p>17.492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8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2952" calcext:value-type="float">
            <text:p>17.522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8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6752" calcext:value-type="float">
            <text:p>17.446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8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7608" calcext:value-type="float">
            <text:p>17.437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8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7608" calcext:value-type="float">
            <text:p>17.437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8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5896" calcext:value-type="float">
            <text:p>17.455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8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7232" calcext:value-type="float">
            <text:p>17.477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8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7336" calcext:value-type="float">
            <text:p>17.547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8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3912" calcext:value-type="float">
            <text:p>17.583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8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9528" calcext:value-type="float">
            <text:p>17.559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8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0968" calcext:value-type="float">
            <text:p>17.65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8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6104" calcext:value-type="float">
            <text:p>17.596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8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5832" calcext:value-type="float">
            <text:p>17.70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8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4288" calcext:value-type="float">
            <text:p>17.544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8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22" calcext:value-type="float">
            <text:p>17.60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8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4392" calcext:value-type="float">
            <text:p>17.614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8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6208" calcext:value-type="float">
            <text:p>17.666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8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6312" calcext:value-type="float">
            <text:p>17.736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8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0216" calcext:value-type="float">
            <text:p>17.73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8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84" calcext:value-type="float">
            <text:p>17.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8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4976" calcext:value-type="float">
            <text:p>17.71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8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8024" calcext:value-type="float">
            <text:p>17.71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8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3744" calcext:value-type="float">
            <text:p>17.76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8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4496" calcext:value-type="float">
            <text:p>17.68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8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4496" calcext:value-type="float">
            <text:p>17.68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8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1176" calcext:value-type="float">
            <text:p>17.79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8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9736" calcext:value-type="float">
            <text:p>17.69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8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4976" calcext:value-type="float">
            <text:p>17.71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8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2784" calcext:value-type="float">
            <text:p>17.70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8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1072" calcext:value-type="float">
            <text:p>17.72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8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8504" calcext:value-type="float">
            <text:p>17.74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8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6896" calcext:value-type="float">
            <text:p>17.836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8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556" calcext:value-type="float">
            <text:p>17.81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8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8128" calcext:value-type="float">
            <text:p>17.788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8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6792" calcext:value-type="float">
            <text:p>17.76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8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6792" calcext:value-type="float">
            <text:p>17.76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8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508" calcext:value-type="float">
            <text:p>17.78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8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032" calcext:value-type="float">
            <text:p>17.8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8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4704" calcext:value-type="float">
            <text:p>17.824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8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556" calcext:value-type="float">
            <text:p>17.81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8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9088" calcext:value-type="float">
            <text:p>17.84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8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7376" calcext:value-type="float">
            <text:p>17.867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8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3952" calcext:value-type="float">
            <text:p>17.903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8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272" calcext:value-type="float">
            <text:p>17.95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8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748" calcext:value-type="float">
            <text:p>17.937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8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1008" calcext:value-type="float">
            <text:p>17.97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8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8816" calcext:value-type="float">
            <text:p>17.95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8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5872" calcext:value-type="float">
            <text:p>18.02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8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9024" calcext:value-type="float">
            <text:p>18.09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8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2344" calcext:value-type="float">
            <text:p>17.992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8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8064" calcext:value-type="float">
            <text:p>18.03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8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7208" calcext:value-type="float">
            <text:p>18.047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8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8168" calcext:value-type="float">
            <text:p>18.108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8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036" calcext:value-type="float">
            <text:p>18.12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8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5976" calcext:value-type="float">
            <text:p>18.09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8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512" calcext:value-type="float">
            <text:p>18.10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8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988" calcext:value-type="float">
            <text:p>18.08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8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7464" calcext:value-type="float">
            <text:p>18.07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8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5496" calcext:value-type="float">
            <text:p>18.065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8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9024" calcext:value-type="float">
            <text:p>18.09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8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8168" calcext:value-type="float">
            <text:p>18.108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8-02-02 22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6392" calcext:value-type="float">
            <text:p>18.376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8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036" calcext:value-type="float">
            <text:p>18.12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8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32552" calcext:value-type="float">
            <text:p>18.132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8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63032" calcext:value-type="float">
            <text:p>18.163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8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118" calcext:value-type="float">
            <text:p>18.21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8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324" calcext:value-type="float">
            <text:p>18.303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8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02656" calcext:value-type="float">
            <text:p>18.202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8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656" calcext:value-type="float">
            <text:p>18.19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8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9712" calcext:value-type="float">
            <text:p>18.26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8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118" calcext:value-type="float">
            <text:p>18.21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8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5752" calcext:value-type="float">
            <text:p>18.25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8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0568" calcext:value-type="float">
            <text:p>18.26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8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9816" calcext:value-type="float">
            <text:p>18.33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8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324" calcext:value-type="float">
            <text:p>18.303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8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51424" calcext:value-type="float">
            <text:p>18.25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8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0192" calcext:value-type="float">
            <text:p>18.30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8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2516" calcext:value-type="float">
            <text:p>18.42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8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73928" calcext:value-type="float">
            <text:p>18.473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8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98312" calcext:value-type="float">
            <text:p>18.498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8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04408" calcext:value-type="float">
            <text:p>18.504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8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19648" calcext:value-type="float">
            <text:p>18.51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8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7756" calcext:value-type="float">
            <text:p>18.577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8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68416" calcext:value-type="float">
            <text:p>18.568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8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25744" calcext:value-type="float">
            <text:p>18.525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8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98896" calcext:value-type="float">
            <text:p>18.59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8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59272" calcext:value-type="float">
            <text:p>18.55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8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89752" calcext:value-type="float">
            <text:p>18.58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8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6232" calcext:value-type="float">
            <text:p>18.56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8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74512" calcext:value-type="float">
            <text:p>18.574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8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0232" calcext:value-type="float">
            <text:p>18.62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8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32424" calcext:value-type="float">
            <text:p>18.632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8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50712" calcext:value-type="float">
            <text:p>18.650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8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3852" calcext:value-type="float">
            <text:p>18.63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7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3852" calcext:value-type="float">
            <text:p>18.63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7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41568" calcext:value-type="float">
            <text:p>18.641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7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08624" calcext:value-type="float">
            <text:p>18.708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7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05576" calcext:value-type="float">
            <text:p>18.705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7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20816" calcext:value-type="float">
            <text:p>18.720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7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87288" calcext:value-type="float">
            <text:p>18.687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7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08624" calcext:value-type="float">
            <text:p>18.708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7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66536" calcext:value-type="float">
            <text:p>18.766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7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9092" calcext:value-type="float">
            <text:p>18.790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7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03112" calcext:value-type="float">
            <text:p>18.803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7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78728" calcext:value-type="float">
            <text:p>18.778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7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30544" calcext:value-type="float">
            <text:p>18.830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7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03112" calcext:value-type="float">
            <text:p>18.803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7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27496" calcext:value-type="float">
            <text:p>18.827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7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30544" calcext:value-type="float">
            <text:p>18.830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7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61024" calcext:value-type="float">
            <text:p>18.861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7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31128" calcext:value-type="float">
            <text:p>18.931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7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15888" calcext:value-type="float">
            <text:p>18.915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7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67704" calcext:value-type="float">
            <text:p>18.967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7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68288" calcext:value-type="float">
            <text:p>19.06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7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31712" calcext:value-type="float">
            <text:p>19.031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7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31712" calcext:value-type="float">
            <text:p>19.031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7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738" calcext:value-type="float">
            <text:p>18.97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7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82944" calcext:value-type="float">
            <text:p>18.982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7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37808" calcext:value-type="float">
            <text:p>19.037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7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6472" calcext:value-type="float">
            <text:p>19.016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7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22568" calcext:value-type="float">
            <text:p>19.022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7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56096" calcext:value-type="float">
            <text:p>19.05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7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53048" calcext:value-type="float">
            <text:p>19.05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7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6576" calcext:value-type="float">
            <text:p>19.08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7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9728" calcext:value-type="float">
            <text:p>19.15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7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9832" calcext:value-type="float">
            <text:p>19.22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7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30416" calcext:value-type="float">
            <text:p>19.33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7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84112" calcext:value-type="float">
            <text:p>19.18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7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74968" calcext:value-type="float">
            <text:p>19.17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7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57264" calcext:value-type="float">
            <text:p>19.25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7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9936" calcext:value-type="float">
            <text:p>19.29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7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72504" calcext:value-type="float">
            <text:p>19.27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7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9456" calcext:value-type="float">
            <text:p>19.26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7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12128" calcext:value-type="float">
            <text:p>19.31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7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2432" calcext:value-type="float">
            <text:p>19.32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7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0312" calcext:value-type="float">
            <text:p>19.26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7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21272" calcext:value-type="float">
            <text:p>19.32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7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36512" calcext:value-type="float">
            <text:p>19.33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7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45656" calcext:value-type="float">
            <text:p>19.34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7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40144" calcext:value-type="float">
            <text:p>19.44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7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37096" calcext:value-type="float">
            <text:p>19.43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7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24904" calcext:value-type="float">
            <text:p>19.42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7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24904" calcext:value-type="float">
            <text:p>19.42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7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40728" calcext:value-type="float">
            <text:p>19.54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7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23024" calcext:value-type="float">
            <text:p>19.62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7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9196" calcext:value-type="float">
            <text:p>19.49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7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2244" calcext:value-type="float">
            <text:p>19.52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7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34632" calcext:value-type="float">
            <text:p>19.53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7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9864" calcext:value-type="float">
            <text:p>19.59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7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68744" calcext:value-type="float">
            <text:p>19.66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7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9008" calcext:value-type="float">
            <text:p>19.69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7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99224" calcext:value-type="float">
            <text:p>19.69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7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05904" calcext:value-type="float">
            <text:p>19.80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7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96176" calcext:value-type="float">
            <text:p>19.69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7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9704" calcext:value-type="float">
            <text:p>19.72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7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9704" calcext:value-type="float">
            <text:p>19.72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7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99808" calcext:value-type="float">
            <text:p>19.79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7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39432" calcext:value-type="float">
            <text:p>19.83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7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15048" calcext:value-type="float">
            <text:p>19.81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7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60768" calcext:value-type="float">
            <text:p>19.86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7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21728" calcext:value-type="float">
            <text:p>19.92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7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15632" calcext:value-type="float">
            <text:p>19.91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7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85736" calcext:value-type="float">
            <text:p>19.98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7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0156" calcext:value-type="float">
            <text:p>20.10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7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61936" calcext:value-type="float">
            <text:p>20.06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7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98512" calcext:value-type="float">
            <text:p>20.09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7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22896" calcext:value-type="float">
            <text:p>20.12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7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41184" calcext:value-type="float">
            <text:p>20.14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7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5584" calcext:value-type="float">
            <text:p>20.05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7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92416" calcext:value-type="float">
            <text:p>20.09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7-10-16 20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10704" calcext:value-type="float">
            <text:p>20.11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7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4728" calcext:value-type="float">
            <text:p>20.14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7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41184" calcext:value-type="float">
            <text:p>20.14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7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65568" calcext:value-type="float">
            <text:p>20.16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7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86904" calcext:value-type="float">
            <text:p>20.18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7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96632" calcext:value-type="float">
            <text:p>20.29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7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94168" calcext:value-type="float">
            <text:p>20.39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7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978" calcext:value-type="float">
            <text:p>20.49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7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16088" calcext:value-type="float">
            <text:p>20.516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7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49616" calcext:value-type="float">
            <text:p>20.549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7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32496" calcext:value-type="float">
            <text:p>20.73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7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60512" calcext:value-type="float">
            <text:p>20.860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7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57464" calcext:value-type="float">
            <text:p>20.857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7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0032" calcext:value-type="float">
            <text:p>20.83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7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21472" calcext:value-type="float">
            <text:p>20.921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7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9384" calcext:value-type="float">
            <text:p>20.979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7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6168" calcext:value-type="float">
            <text:p>21.156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7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7692" calcext:value-type="float">
            <text:p>21.076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7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35416" calcext:value-type="float">
            <text:p>21.235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7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70824" calcext:value-type="float">
            <text:p>21.070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7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6272" calcext:value-type="float">
            <text:p>21.226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7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78672" calcext:value-type="float">
            <text:p>21.378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7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74912" calcext:value-type="float">
            <text:p>21.774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7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1992" calcext:value-type="float">
            <text:p>22.21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7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16872" calcext:value-type="float">
            <text:p>22.216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7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77248" calcext:value-type="float">
            <text:p>22.177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7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58376" calcext:value-type="float">
            <text:p>22.058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7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46184" calcext:value-type="float">
            <text:p>22.046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7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55328" calcext:value-type="float">
            <text:p>22.055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7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3328" calcext:value-type="float">
            <text:p>22.43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7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08896" calcext:value-type="float">
            <text:p>22.40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7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266" calcext:value-type="float">
            <text:p>22.32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7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71152" calcext:value-type="float">
            <text:p>22.17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7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70568" calcext:value-type="float">
            <text:p>22.07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7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70568" calcext:value-type="float">
            <text:p>22.07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7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07144" calcext:value-type="float">
            <text:p>22.107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7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33992" calcext:value-type="float">
            <text:p>22.033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7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6752" calcext:value-type="float">
            <text:p>22.06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7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07144" calcext:value-type="float">
            <text:p>22.107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7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5228" calcext:value-type="float">
            <text:p>22.05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7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03512" calcext:value-type="float">
            <text:p>22.003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7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6752" calcext:value-type="float">
            <text:p>22.06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7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81592" calcext:value-type="float">
            <text:p>21.881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7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5416" calcext:value-type="float">
            <text:p>21.85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7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036" calcext:value-type="float">
            <text:p>21.93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7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91904" calcext:value-type="float">
            <text:p>22.091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7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8464" calcext:value-type="float">
            <text:p>21.88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7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02928" calcext:value-type="float">
            <text:p>21.90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7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05392" calcext:value-type="float">
            <text:p>21.80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7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78544" calcext:value-type="float">
            <text:p>21.87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7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94368" calcext:value-type="float">
            <text:p>21.994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7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98" calcext:value-type="float">
            <text:p>22.0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7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31656" calcext:value-type="float">
            <text:p>21.631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7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3368" calcext:value-type="float">
            <text:p>21.613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7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9508" calcext:value-type="float">
            <text:p>21.59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7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9256" calcext:value-type="float">
            <text:p>21.47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7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45728" calcext:value-type="float">
            <text:p>21.445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7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3704" calcext:value-type="float">
            <text:p>21.253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7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122" calcext:value-type="float">
            <text:p>21.41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7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77504" calcext:value-type="float">
            <text:p>21.17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7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27568" calcext:value-type="float">
            <text:p>20.927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7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97672" calcext:value-type="float">
            <text:p>20.997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7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36" calcext:value-type="float">
            <text:p>21.18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7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936" calcext:value-type="float">
            <text:p>21.54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7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2472" calcext:value-type="float">
            <text:p>21.302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7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04352" calcext:value-type="float">
            <text:p>21.104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7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16544" calcext:value-type="float">
            <text:p>21.116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7-08-10 18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67192" calcext:value-type="float">
            <text:p>20.967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7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13496" calcext:value-type="float">
            <text:p>21.113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7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51952" calcext:value-type="float">
            <text:p>20.951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7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4392" calcext:value-type="float">
            <text:p>21.424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7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91448" calcext:value-type="float">
            <text:p>21.49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7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884" calcext:value-type="float">
            <text:p>21.4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7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21928" calcext:value-type="float">
            <text:p>21.521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7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02344" calcext:value-type="float">
            <text:p>21.802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7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38336" calcext:value-type="float">
            <text:p>21.738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7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97544" calcext:value-type="float">
            <text:p>21.49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7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15248" calcext:value-type="float">
            <text:p>21.415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7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6272" calcext:value-type="float">
            <text:p>21.226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7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57336" calcext:value-type="float">
            <text:p>21.357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7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312" calcext:value-type="float">
            <text:p>21.15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7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84184" calcext:value-type="float">
            <text:p>21.284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7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9296" calcext:value-type="float">
            <text:p>21.79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7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54744" calcext:value-type="float">
            <text:p>21.954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7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9672" calcext:value-type="float">
            <text:p>21.75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7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98128" calcext:value-type="float">
            <text:p>21.598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7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97544" calcext:value-type="float">
            <text:p>21.49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7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61552" calcext:value-type="float">
            <text:p>21.561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7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884" calcext:value-type="float">
            <text:p>21.4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7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6144" calcext:value-type="float">
            <text:p>21.72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7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122" calcext:value-type="float">
            <text:p>21.41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7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0488" calcext:value-type="float">
            <text:p>21.430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7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9884" calcext:value-type="float">
            <text:p>21.19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7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9152" calcext:value-type="float">
            <text:p>21.409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7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0216" calcext:value-type="float">
            <text:p>21.54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7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3412" calcext:value-type="float">
            <text:p>21.53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7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9464" calcext:value-type="float">
            <text:p>21.61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7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1888" calcext:value-type="float">
            <text:p>21.51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7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31656" calcext:value-type="float">
            <text:p>21.631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7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07984" calcext:value-type="float">
            <text:p>21.20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7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074" calcext:value-type="float">
            <text:p>21.10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7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2952" calcext:value-type="float">
            <text:p>21.332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7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0344" calcext:value-type="float">
            <text:p>21.040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7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70824" calcext:value-type="float">
            <text:p>21.070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7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87944" calcext:value-type="float">
            <text:p>20.887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7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23936" calcext:value-type="float">
            <text:p>20.82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7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52664" calcext:value-type="float">
            <text:p>20.55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7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0448" calcext:value-type="float">
            <text:p>20.60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7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05064" calcext:value-type="float">
            <text:p>20.70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7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1972" calcext:value-type="float">
            <text:p>20.61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7-06-28 17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30744" calcext:value-type="float">
            <text:p>20.43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7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57008" calcext:value-type="float">
            <text:p>20.25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7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57008" calcext:value-type="float">
            <text:p>20.25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7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644" calcext:value-type="float">
            <text:p>19.9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7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7964" calcext:value-type="float">
            <text:p>19.97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7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5396" calcext:value-type="float">
            <text:p>20.25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7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68616" calcext:value-type="float">
            <text:p>20.16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7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34504" calcext:value-type="float">
            <text:p>20.03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7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83144" calcext:value-type="float">
            <text:p>20.583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7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31528" calcext:value-type="float">
            <text:p>22.13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7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502" calcext:value-type="float">
            <text:p>20.65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7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1116" calcext:value-type="float">
            <text:p>20.71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7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7608" calcext:value-type="float">
            <text:p>21.97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7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1344" calcext:value-type="float">
            <text:p>21.421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7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21272" calcext:value-type="float">
            <text:p>19.32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7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3424" calcext:value-type="float">
            <text:p>19.013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7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98512" calcext:value-type="float">
            <text:p>20.09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7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14336" calcext:value-type="float">
            <text:p>20.21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7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36056" calcext:value-type="float">
            <text:p>18.736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7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72632" calcext:value-type="float">
            <text:p>18.772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7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10504" calcext:value-type="float">
            <text:p>18.51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7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54928" calcext:value-type="float">
            <text:p>18.854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7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19648" calcext:value-type="float">
            <text:p>18.51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7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22696" calcext:value-type="float">
            <text:p>18.522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7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6608" calcext:value-type="float">
            <text:p>18.16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7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0568" calcext:value-type="float">
            <text:p>18.26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7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67832" calcext:value-type="float">
            <text:p>18.467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7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87416" calcext:value-type="float">
            <text:p>18.187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7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64784" calcext:value-type="float">
            <text:p>18.464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7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796" calcext:value-type="float">
            <text:p>17.967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7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94" calcext:value-type="float">
            <text:p>18.05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7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9192" calcext:value-type="float">
            <text:p>17.91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7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38648" calcext:value-type="float">
            <text:p>18.13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7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404" calcext:value-type="float">
            <text:p>18.44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7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8064" calcext:value-type="float">
            <text:p>18.03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7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2512" calcext:value-type="float">
            <text:p>17.812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7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8712" calcext:value-type="float">
            <text:p>17.88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7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844" calcext:value-type="float">
            <text:p>17.99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7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3472" calcext:value-type="float">
            <text:p>17.873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7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9296" calcext:value-type="float">
            <text:p>17.98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7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2928" calcext:value-type="float">
            <text:p>18.09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7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71592" calcext:value-type="float">
            <text:p>18.071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7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944" calcext:value-type="float">
            <text:p>18.37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7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512" calcext:value-type="float">
            <text:p>18.10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7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944" calcext:value-type="float">
            <text:p>18.37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7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7584" calcext:value-type="float">
            <text:p>18.00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7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9944" calcext:value-type="float">
            <text:p>17.83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7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6896" calcext:value-type="float">
            <text:p>17.836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7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1176" calcext:value-type="float">
            <text:p>17.79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7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5936" calcext:value-type="float">
            <text:p>17.77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7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1864" calcext:value-type="float">
            <text:p>17.961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7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9504" calcext:value-type="float">
            <text:p>18.12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7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3472" calcext:value-type="float">
            <text:p>17.873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7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6248" calcext:value-type="float">
            <text:p>17.986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7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036" calcext:value-type="float">
            <text:p>18.12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7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1008" calcext:value-type="float">
            <text:p>17.97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7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8712" calcext:value-type="float">
            <text:p>17.88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7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2304" calcext:value-type="float">
            <text:p>17.67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7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5832" calcext:value-type="float">
            <text:p>17.70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7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8024" calcext:value-type="float">
            <text:p>17.71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7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1552" calcext:value-type="float">
            <text:p>17.751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7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08" calcext:value-type="float">
            <text:p>17.8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7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8984" calcext:value-type="float">
            <text:p>17.77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7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0424" calcext:value-type="float">
            <text:p>17.87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7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9296" calcext:value-type="float">
            <text:p>17.98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7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356" calcext:value-type="float">
            <text:p>18.13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7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508" calcext:value-type="float">
            <text:p>17.78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7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4328" calcext:value-type="float">
            <text:p>17.864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7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3304" calcext:value-type="float">
            <text:p>18.05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7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8064" calcext:value-type="float">
            <text:p>18.03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7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368" calcext:value-type="float">
            <text:p>18.01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7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0256" calcext:value-type="float">
            <text:p>18.05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7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3096" calcext:value-type="float">
            <text:p>17.91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7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6416" calcext:value-type="float">
            <text:p>17.806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7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1448" calcext:value-type="float">
            <text:p>17.68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7-04-14 18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5248" calcext:value-type="float">
            <text:p>17.605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7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0656" calcext:value-type="float">
            <text:p>17.440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7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5416" calcext:value-type="float">
            <text:p>17.425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7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7776" calcext:value-type="float">
            <text:p>17.257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7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24832" calcext:value-type="float">
            <text:p>17.324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7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0824" calcext:value-type="float">
            <text:p>17.260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7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6336" calcext:value-type="float">
            <text:p>17.166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7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3184" calcext:value-type="float">
            <text:p>17.093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7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77944" calcext:value-type="float">
            <text:p>17.077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7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9656" calcext:value-type="float">
            <text:p>17.059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7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8404" calcext:value-type="float">
            <text:p>17.084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7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80992" calcext:value-type="float">
            <text:p>17.080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7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5752" calcext:value-type="float">
            <text:p>17.065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7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6232" calcext:value-type="float">
            <text:p>17.096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7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05376" calcext:value-type="float">
            <text:p>17.105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7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0136" calcext:value-type="float">
            <text:p>17.090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7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32808" calcext:value-type="float">
            <text:p>17.132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7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84624" calcext:value-type="float">
            <text:p>17.184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7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48048" calcext:value-type="float">
            <text:p>17.148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7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3768" calcext:value-type="float">
            <text:p>17.193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7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692" calcext:value-type="float">
            <text:p>17.266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7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6648" calcext:value-type="float">
            <text:p>17.376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7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2368" calcext:value-type="float">
            <text:p>17.42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7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7232" calcext:value-type="float">
            <text:p>17.477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7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9424" calcext:value-type="float">
            <text:p>17.489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7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744" calcext:value-type="float">
            <text:p>17.6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7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0968" calcext:value-type="float">
            <text:p>17.65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7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3328" calcext:value-type="float">
            <text:p>17.483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7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644" calcext:value-type="float">
            <text:p>17.23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7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09008" calcext:value-type="float">
            <text:p>17.209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7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54144" calcext:value-type="float">
            <text:p>17.154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7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17568" calcext:value-type="float">
            <text:p>17.117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7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6712" calcext:value-type="float">
            <text:p>17.126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7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736" calcext:value-type="float">
            <text:p>16.97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7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308" calcext:value-type="float">
            <text:p>17.02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7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4312" calcext:value-type="float">
            <text:p>16.97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7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0408" calcext:value-type="float">
            <text:p>16.980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7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6212" calcext:value-type="float">
            <text:p>16.96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7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0408" calcext:value-type="float">
            <text:p>16.980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7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688" calcext:value-type="float">
            <text:p>16.94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7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68216" calcext:value-type="float">
            <text:p>16.96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7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22496" calcext:value-type="float">
            <text:p>16.92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7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59072" calcext:value-type="float">
            <text:p>16.95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7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6504" calcext:value-type="float">
            <text:p>16.986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7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52976" calcext:value-type="float">
            <text:p>16.95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7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3352" calcext:value-type="float">
            <text:p>16.913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7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6212" calcext:value-type="float">
            <text:p>16.96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7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1264" calcext:value-type="float">
            <text:p>16.97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7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6504" calcext:value-type="float">
            <text:p>16.986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7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17568" calcext:value-type="float">
            <text:p>17.117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7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0512" calcext:value-type="float">
            <text:p>17.050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7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77944" calcext:value-type="float">
            <text:p>17.077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7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3184" calcext:value-type="float">
            <text:p>17.093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7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024" calcext:value-type="float">
            <text:p>17.1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7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88" calcext:value-type="float">
            <text:p>17.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7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05376" calcext:value-type="float">
            <text:p>17.105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7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308" calcext:value-type="float">
            <text:p>17.02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7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9176" calcext:value-type="float">
            <text:p>17.029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7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71848" calcext:value-type="float">
            <text:p>17.071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7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928" calcext:value-type="float">
            <text:p>17.09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7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84624" calcext:value-type="float">
            <text:p>17.184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7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024" calcext:value-type="float">
            <text:p>17.1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7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41952" calcext:value-type="float">
            <text:p>17.141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7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51096" calcext:value-type="float">
            <text:p>17.151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7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928" calcext:value-type="float">
            <text:p>17.09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7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77944" calcext:value-type="float">
            <text:p>17.077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7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6608" calcext:value-type="float">
            <text:p>17.056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7-02-06 20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2704" calcext:value-type="float">
            <text:p>17.062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7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0616" calcext:value-type="float">
            <text:p>17.120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7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35856" calcext:value-type="float">
            <text:p>17.135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7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6816" calcext:value-type="float">
            <text:p>17.196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7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72432" calcext:value-type="float">
            <text:p>17.172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7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6336" calcext:value-type="float">
            <text:p>17.166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7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6336" calcext:value-type="float">
            <text:p>17.166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7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48632" calcext:value-type="float">
            <text:p>17.248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7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24248" calcext:value-type="float">
            <text:p>17.224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7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15104" calcext:value-type="float">
            <text:p>17.215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7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0824" calcext:value-type="float">
            <text:p>17.260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7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4728" calcext:value-type="float">
            <text:p>17.254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7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644" calcext:value-type="float">
            <text:p>17.23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7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48632" calcext:value-type="float">
            <text:p>17.248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7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0824" calcext:value-type="float">
            <text:p>17.260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7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79112" calcext:value-type="float">
            <text:p>17.279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7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0928" calcext:value-type="float">
            <text:p>17.330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7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644" calcext:value-type="float">
            <text:p>17.23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7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3872" calcext:value-type="float">
            <text:p>17.263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7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5688" calcext:value-type="float">
            <text:p>17.315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7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7024" calcext:value-type="float">
            <text:p>17.337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7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0552" calcext:value-type="float">
            <text:p>17.370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7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932" calcext:value-type="float">
            <text:p>17.41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7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028" calcext:value-type="float">
            <text:p>17.48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7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0176" calcext:value-type="float">
            <text:p>17.41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7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1512" calcext:value-type="float">
            <text:p>17.43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7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408" calcext:value-type="float">
            <text:p>17.40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7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408" calcext:value-type="float">
            <text:p>17.40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7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7608" calcext:value-type="float">
            <text:p>17.437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7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5896" calcext:value-type="float">
            <text:p>17.455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7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6" calcext:value-type="float">
            <text:p>17.5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7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6" calcext:value-type="float">
            <text:p>17.5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7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1616" calcext:value-type="float">
            <text:p>17.501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7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7712" calcext:value-type="float">
            <text:p>17.507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7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124" calcext:value-type="float">
            <text:p>17.54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7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0488" calcext:value-type="float">
            <text:p>17.620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7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32096" calcext:value-type="float">
            <text:p>17.532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6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4288" calcext:value-type="float">
            <text:p>17.544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6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68672" calcext:value-type="float">
            <text:p>17.568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6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9632" calcext:value-type="float">
            <text:p>17.62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6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5728" calcext:value-type="float">
            <text:p>17.635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6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5728" calcext:value-type="float">
            <text:p>17.635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6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6688" calcext:value-type="float">
            <text:p>17.69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6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6104" calcext:value-type="float">
            <text:p>17.596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6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3056" calcext:value-type="float">
            <text:p>17.593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6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744" calcext:value-type="float">
            <text:p>17.6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6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792" calcext:value-type="float">
            <text:p>17.64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6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7544" calcext:value-type="float">
            <text:p>17.68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6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9736" calcext:value-type="float">
            <text:p>17.69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6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6792" calcext:value-type="float">
            <text:p>17.76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6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032" calcext:value-type="float">
            <text:p>17.8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6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1176" calcext:value-type="float">
            <text:p>17.79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6-12-16 20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9088" calcext:value-type="float">
            <text:p>17.84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6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8816" calcext:value-type="float">
            <text:p>17.95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6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08" calcext:value-type="float">
            <text:p>17.8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6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2992" calcext:value-type="float">
            <text:p>17.842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6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176" calcext:value-type="float">
            <text:p>17.89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6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1008" calcext:value-type="float">
            <text:p>17.97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6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8336" calcext:value-type="float">
            <text:p>17.928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6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4056" calcext:value-type="float">
            <text:p>17.974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6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4912" calcext:value-type="float">
            <text:p>17.964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6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5392" calcext:value-type="float">
            <text:p>17.99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6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5392" calcext:value-type="float">
            <text:p>17.99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6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6352" calcext:value-type="float">
            <text:p>18.05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6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6608" calcext:value-type="float">
            <text:p>18.16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6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6456" calcext:value-type="float">
            <text:p>18.126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6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11216" calcext:value-type="float">
            <text:p>18.11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6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9024" calcext:value-type="float">
            <text:p>18.09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6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9024" calcext:value-type="float">
            <text:p>18.09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6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3408" calcext:value-type="float">
            <text:p>18.123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6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41696" calcext:value-type="float">
            <text:p>18.141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6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656" calcext:value-type="float">
            <text:p>18.19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6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48376" calcext:value-type="float">
            <text:p>18.248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6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94096" calcext:value-type="float">
            <text:p>18.294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6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97728" calcext:value-type="float">
            <text:p>18.397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6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3824" calcext:value-type="float">
            <text:p>18.403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6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992" calcext:value-type="float">
            <text:p>18.40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6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92216" calcext:value-type="float">
            <text:p>18.492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6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7756" calcext:value-type="float">
            <text:p>18.577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6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56224" calcext:value-type="float">
            <text:p>18.556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6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14136" calcext:value-type="float">
            <text:p>18.614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6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02528" calcext:value-type="float">
            <text:p>18.702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6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00064" calcext:value-type="float">
            <text:p>18.800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6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00064" calcext:value-type="float">
            <text:p>18.800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6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93968" calcext:value-type="float">
            <text:p>18.793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6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6712" calcext:value-type="float">
            <text:p>18.86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6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00648" calcext:value-type="float">
            <text:p>18.900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6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85408" calcext:value-type="float">
            <text:p>18.885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6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82944" calcext:value-type="float">
            <text:p>18.982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6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2808" calcext:value-type="float">
            <text:p>18.92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6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952" calcext:value-type="float">
            <text:p>19.01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6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9728" calcext:value-type="float">
            <text:p>19.15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6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59144" calcext:value-type="float">
            <text:p>19.05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6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65824" calcext:value-type="float">
            <text:p>19.16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6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06032" calcext:value-type="float">
            <text:p>19.30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6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78016" calcext:value-type="float">
            <text:p>19.17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6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65824" calcext:value-type="float">
            <text:p>19.16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6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38392" calcext:value-type="float">
            <text:p>19.13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6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37096" calcext:value-type="float">
            <text:p>19.43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6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75552" calcext:value-type="float">
            <text:p>19.27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6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12128" calcext:value-type="float">
            <text:p>19.31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6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24" calcext:value-type="float">
            <text:p>19.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6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6524" calcext:value-type="float">
            <text:p>19.06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6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04864" calcext:value-type="float">
            <text:p>19.10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6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2432" calcext:value-type="float">
            <text:p>19.32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6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6784" calcext:value-type="float">
            <text:p>19.22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6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04152" calcext:value-type="float">
            <text:p>19.50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6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80352" calcext:value-type="float">
            <text:p>19.58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6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09664" calcext:value-type="float">
            <text:p>19.40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6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91376" calcext:value-type="float">
            <text:p>19.39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6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62064" calcext:value-type="float">
            <text:p>19.56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6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072" calcext:value-type="float">
            <text:p>19.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6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02272" calcext:value-type="float">
            <text:p>19.702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6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64528" calcext:value-type="float">
            <text:p>19.46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6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74256" calcext:value-type="float">
            <text:p>19.57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6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92544" calcext:value-type="float">
            <text:p>19.59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6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95008" calcext:value-type="float">
            <text:p>19.49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6-10-12 20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74256" calcext:value-type="float">
            <text:p>19.57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6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35216" calcext:value-type="float">
            <text:p>19.63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6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51624" calcext:value-type="float">
            <text:p>19.85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6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62064" calcext:value-type="float">
            <text:p>19.56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6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80936" calcext:value-type="float">
            <text:p>19.68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6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9488" calcext:value-type="float">
            <text:p>19.99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6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82688" calcext:value-type="float">
            <text:p>19.98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6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91832" calcext:value-type="float">
            <text:p>19.99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6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52208" calcext:value-type="float">
            <text:p>19.95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6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20432" calcext:value-type="float">
            <text:p>20.22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6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64984" calcext:value-type="float">
            <text:p>20.06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6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8632" calcext:value-type="float">
            <text:p>20.08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6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11872" calcext:value-type="float">
            <text:p>20.31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6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88072" calcext:value-type="float">
            <text:p>20.38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6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05192" calcext:value-type="float">
            <text:p>20.20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6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78344" calcext:value-type="float">
            <text:p>20.27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6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692" calcext:value-type="float">
            <text:p>20.26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6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51624" calcext:value-type="float">
            <text:p>19.85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6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49744" calcext:value-type="float">
            <text:p>20.04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6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49744" calcext:value-type="float">
            <text:p>20.04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6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13168" calcext:value-type="float">
            <text:p>20.01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6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11288" calcext:value-type="float">
            <text:p>20.21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6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5772" calcext:value-type="float">
            <text:p>19.85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6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24776" calcext:value-type="float">
            <text:p>19.92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6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4436" calcext:value-type="float">
            <text:p>19.64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6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0532" calcext:value-type="float">
            <text:p>19.70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6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22312" calcext:value-type="float">
            <text:p>20.02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6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9676" calcext:value-type="float">
            <text:p>19.79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6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7964" calcext:value-type="float">
            <text:p>19.97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6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22312" calcext:value-type="float">
            <text:p>20.02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6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22896" calcext:value-type="float">
            <text:p>20.12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6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5772" calcext:value-type="float">
            <text:p>19.85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6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6628" calcext:value-type="float">
            <text:p>19.76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6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69912" calcext:value-type="float">
            <text:p>19.86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6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32752" calcext:value-type="float">
            <text:p>19.73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6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48576" calcext:value-type="float">
            <text:p>19.84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6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53504" calcext:value-type="float">
            <text:p>19.65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6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56552" calcext:value-type="float">
            <text:p>19.65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6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19392" calcext:value-type="float">
            <text:p>19.51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6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13296" calcext:value-type="float">
            <text:p>19.51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6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13296" calcext:value-type="float">
            <text:p>19.51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6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70624" calcext:value-type="float">
            <text:p>19.47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6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77304" calcext:value-type="float">
            <text:p>19.57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6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17512" calcext:value-type="float">
            <text:p>19.71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6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61936" calcext:value-type="float">
            <text:p>20.06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6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834" calcext:value-type="float">
            <text:p>19.58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6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24904" calcext:value-type="float">
            <text:p>19.42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6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9704" calcext:value-type="float">
            <text:p>19.72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6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44944" calcext:value-type="float">
            <text:p>19.74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6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5584" calcext:value-type="float">
            <text:p>20.05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6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74256" calcext:value-type="float">
            <text:p>19.57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6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44944" calcext:value-type="float">
            <text:p>19.74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6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62064" calcext:value-type="float">
            <text:p>19.56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6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70624" calcext:value-type="float">
            <text:p>19.47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6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83272" calcext:value-type="float">
            <text:p>20.08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6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75624" calcext:value-type="float">
            <text:p>21.375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6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93584" calcext:value-type="float">
            <text:p>20.29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6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07784" calcext:value-type="float">
            <text:p>19.60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6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20432" calcext:value-type="float">
            <text:p>20.22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6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48704" calcext:value-type="float">
            <text:p>19.34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6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66992" calcext:value-type="float">
            <text:p>19.36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6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70624" calcext:value-type="float">
            <text:p>19.47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6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03568" calcext:value-type="float">
            <text:p>19.40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6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70624" calcext:value-type="float">
            <text:p>19.47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6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21272" calcext:value-type="float">
            <text:p>19.32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6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9196" calcext:value-type="float">
            <text:p>19.49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6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0908" calcext:value-type="float">
            <text:p>19.30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6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38976" calcext:value-type="float">
            <text:p>19.23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6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4728" calcext:value-type="float">
            <text:p>20.14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6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54672" calcext:value-type="float">
            <text:p>19.85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6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4624" calcext:value-type="float">
            <text:p>19.44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6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6784" calcext:value-type="float">
            <text:p>19.22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6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4436" calcext:value-type="float">
            <text:p>19.64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6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22568" calcext:value-type="float">
            <text:p>19.022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6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04864" calcext:value-type="float">
            <text:p>19.10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6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7672" calcext:value-type="float">
            <text:p>19.47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6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8152" calcext:value-type="float">
            <text:p>19.78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6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336" calcext:value-type="float">
            <text:p>19.26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6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668" calcext:value-type="float">
            <text:p>19.15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6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33464" calcext:value-type="float">
            <text:p>19.33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6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87872" calcext:value-type="float">
            <text:p>18.787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6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452" calcext:value-type="float">
            <text:p>18.7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6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94552" calcext:value-type="float">
            <text:p>18.894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6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50128" calcext:value-type="float">
            <text:p>18.55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6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3852" calcext:value-type="float">
            <text:p>18.63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6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98896" calcext:value-type="float">
            <text:p>18.59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6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0312" calcext:value-type="float">
            <text:p>19.26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6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1472" calcext:value-type="float">
            <text:p>18.71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6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93384" calcext:value-type="float">
            <text:p>18.693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6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59144" calcext:value-type="float">
            <text:p>19.05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6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548" calcext:value-type="float">
            <text:p>19.3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6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31712" calcext:value-type="float">
            <text:p>19.031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6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62904" calcext:value-type="float">
            <text:p>18.662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6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63488" calcext:value-type="float">
            <text:p>18.763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6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46496" calcext:value-type="float">
            <text:p>18.446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6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0296" calcext:value-type="float">
            <text:p>18.370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6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2384" calcext:value-type="float">
            <text:p>18.31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6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33136" calcext:value-type="float">
            <text:p>18.233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6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036" calcext:value-type="float">
            <text:p>18.12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6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368" calcext:value-type="float">
            <text:p>18.01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6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2928" calcext:value-type="float">
            <text:p>18.09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6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2888" calcext:value-type="float">
            <text:p>17.77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6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8712" calcext:value-type="float">
            <text:p>17.88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6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6728" calcext:value-type="float">
            <text:p>18.01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6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4432" calcext:value-type="float">
            <text:p>17.934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6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6936" calcext:value-type="float">
            <text:p>18.156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6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9984" calcext:value-type="float">
            <text:p>18.15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6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38648" calcext:value-type="float">
            <text:p>18.13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6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9088" calcext:value-type="float">
            <text:p>17.84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6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176" calcext:value-type="float">
            <text:p>17.89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6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4912" calcext:value-type="float">
            <text:p>17.964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6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4288" calcext:value-type="float">
            <text:p>17.544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6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172" calcext:value-type="float">
            <text:p>17.57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6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5312" calcext:value-type="float">
            <text:p>17.355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6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2616" calcext:value-type="float">
            <text:p>17.882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6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5416" calcext:value-type="float">
            <text:p>17.425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6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5456" calcext:value-type="float">
            <text:p>17.74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6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2808" calcext:value-type="float">
            <text:p>18.92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6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932" calcext:value-type="float">
            <text:p>17.41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6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6776" calcext:value-type="float">
            <text:p>16.876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6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81704" calcext:value-type="float">
            <text:p>16.68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6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1264" calcext:value-type="float">
            <text:p>16.97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6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61536" calcext:value-type="float">
            <text:p>16.861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6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21328" calcext:value-type="float">
            <text:p>16.721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6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17112" calcext:value-type="float">
            <text:p>16.51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6-06-09 17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39032" calcext:value-type="float">
            <text:p>16.63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6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61664" calcext:value-type="float">
            <text:p>16.36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6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35984" calcext:value-type="float">
            <text:p>16.63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6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24376" calcext:value-type="float">
            <text:p>16.724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6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05504" calcext:value-type="float">
            <text:p>16.60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6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98824" calcext:value-type="float">
            <text:p>16.49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6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32936" calcext:value-type="float">
            <text:p>16.63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6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58616" calcext:value-type="float">
            <text:p>16.35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6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71976" calcext:value-type="float">
            <text:p>16.57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6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18992" calcext:value-type="float">
            <text:p>16.31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6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51224" calcext:value-type="float">
            <text:p>16.65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6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7256" calcext:value-type="float">
            <text:p>16.6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6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3728" calcext:value-type="float">
            <text:p>16.3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6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92" calcext:value-type="float">
            <text:p>16.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6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78656" calcext:value-type="float">
            <text:p>16.67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6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21912" calcext:value-type="float">
            <text:p>16.82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6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48176" calcext:value-type="float">
            <text:p>16.64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6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82288" calcext:value-type="float">
            <text:p>16.782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6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34816" calcext:value-type="float">
            <text:p>16.43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6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6776" calcext:value-type="float">
            <text:p>16.36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6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41624" calcext:value-type="float">
            <text:p>16.04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6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4772" calcext:value-type="float">
            <text:p>16.04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6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98368" calcext:value-type="float">
            <text:p>15.89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6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75152" calcext:value-type="float">
            <text:p>16.07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6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66008" calcext:value-type="float">
            <text:p>16.06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6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258" calcext:value-type="float">
            <text:p>15.92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6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77616" calcext:value-type="float">
            <text:p>15.97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6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62376" calcext:value-type="float">
            <text:p>15.96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6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388" calcext:value-type="float">
            <text:p>15.80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6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0728" calcext:value-type="float">
            <text:p>15.73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6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6824" calcext:value-type="float">
            <text:p>15.73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6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196" calcext:value-type="float">
            <text:p>15.68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6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3776" calcext:value-type="float">
            <text:p>15.73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6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244" calcext:value-type="float">
            <text:p>15.71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6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6448" calcext:value-type="float">
            <text:p>15.77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6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148" calcext:value-type="float">
            <text:p>15.65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6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8432" calcext:value-type="float">
            <text:p>15.64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6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4528" calcext:value-type="float">
            <text:p>15.65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6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5008" calcext:value-type="float">
            <text:p>15.68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6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49016" calcext:value-type="float">
            <text:p>15.74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6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624" calcext:value-type="float">
            <text:p>15.63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6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672" calcext:value-type="float">
            <text:p>15.6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6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3296" calcext:value-type="float">
            <text:p>15.70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6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5008" calcext:value-type="float">
            <text:p>15.68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6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5864" calcext:value-type="float">
            <text:p>15.67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6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0352" calcext:value-type="float">
            <text:p>15.77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6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3776" calcext:value-type="float">
            <text:p>15.73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6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0248" calcext:value-type="float">
            <text:p>15.70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6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6344" calcext:value-type="float">
            <text:p>15.70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6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5488" calcext:value-type="float">
            <text:p>15.71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6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4152" calcext:value-type="float">
            <text:p>15.69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6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6344" calcext:value-type="float">
            <text:p>15.70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6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34" calcext:value-type="float">
            <text:p>15.77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6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45968" calcext:value-type="float">
            <text:p>15.74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6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5592" calcext:value-type="float">
            <text:p>15.78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6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49016" calcext:value-type="float">
            <text:p>15.74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6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6448" calcext:value-type="float">
            <text:p>15.77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6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0832" calcext:value-type="float">
            <text:p>15.80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6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6928" calcext:value-type="float">
            <text:p>15.80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6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58744" calcext:value-type="float">
            <text:p>15.85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6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58744" calcext:value-type="float">
            <text:p>15.85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6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1896" calcext:value-type="float">
            <text:p>15.93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6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3984" calcext:value-type="float">
            <text:p>15.87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6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3024" calcext:value-type="float">
            <text:p>15.81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6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0832" calcext:value-type="float">
            <text:p>15.80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6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6928" calcext:value-type="float">
            <text:p>15.80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6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07512" calcext:value-type="float">
            <text:p>15.90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6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25216" calcext:value-type="float">
            <text:p>15.82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6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31312" calcext:value-type="float">
            <text:p>15.83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6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3436" calcext:value-type="float">
            <text:p>15.83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6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2544" calcext:value-type="float">
            <text:p>15.78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6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7784" calcext:value-type="float">
            <text:p>15.79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6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3024" calcext:value-type="float">
            <text:p>15.81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6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6656" calcext:value-type="float">
            <text:p>15.91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6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0936" calcext:value-type="float">
            <text:p>15.87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6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58744" calcext:value-type="float">
            <text:p>15.85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6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3024" calcext:value-type="float">
            <text:p>15.81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6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37408" calcext:value-type="float">
            <text:p>15.83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6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07512" calcext:value-type="float">
            <text:p>15.90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6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58744" calcext:value-type="float">
            <text:p>15.85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6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9224" calcext:value-type="float">
            <text:p>15.88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6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3608" calcext:value-type="float">
            <text:p>15.91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6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0664" calcext:value-type="float">
            <text:p>15.98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6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44088" calcext:value-type="float">
            <text:p>15.94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6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22752" calcext:value-type="float">
            <text:p>15.92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6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68472" calcext:value-type="float">
            <text:p>15.96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6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65424" calcext:value-type="float">
            <text:p>15.96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6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7992" calcext:value-type="float">
            <text:p>15.93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6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248" calcext:value-type="float">
            <text:p>16.03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6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68472" calcext:value-type="float">
            <text:p>15.96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6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1724" calcext:value-type="float">
            <text:p>16.01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6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62376" calcext:value-type="float">
            <text:p>15.96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6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62376" calcext:value-type="float">
            <text:p>15.96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6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92856" calcext:value-type="float">
            <text:p>15.99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6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6384" calcext:value-type="float">
            <text:p>16.02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6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3336" calcext:value-type="float">
            <text:p>16.02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6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11144" calcext:value-type="float">
            <text:p>16.01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6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0288" calcext:value-type="float">
            <text:p>16.02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6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628" calcext:value-type="float">
            <text:p>15.95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6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1896" calcext:value-type="float">
            <text:p>15.93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6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95904" calcext:value-type="float">
            <text:p>15.99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6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6864" calcext:value-type="float">
            <text:p>16.05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6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6384" calcext:value-type="float">
            <text:p>16.02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6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98952" calcext:value-type="float">
            <text:p>15.99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6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7152" calcext:value-type="float">
            <text:p>15.9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6-02-25 20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3712" calcext:value-type="float">
            <text:p>15.98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6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74568" calcext:value-type="float">
            <text:p>15.97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6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676" calcext:value-type="float">
            <text:p>15.98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6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08096" calcext:value-type="float">
            <text:p>16.00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6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98952" calcext:value-type="float">
            <text:p>15.99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6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0288" calcext:value-type="float">
            <text:p>16.02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6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62376" calcext:value-type="float">
            <text:p>15.96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6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44088" calcext:value-type="float">
            <text:p>15.94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6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02" calcext:value-type="float">
            <text:p>16.0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6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9432" calcext:value-type="float">
            <text:p>16.02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6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4772" calcext:value-type="float">
            <text:p>16.04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6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6488" calcext:value-type="float">
            <text:p>16.09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6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344" calcext:value-type="float">
            <text:p>16.09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6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81248" calcext:value-type="float">
            <text:p>16.08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6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6296" calcext:value-type="float">
            <text:p>16.06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6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6488" calcext:value-type="float">
            <text:p>16.09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6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0016" calcext:value-type="float">
            <text:p>16.13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6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6592" calcext:value-type="float">
            <text:p>16.16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6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4024" calcext:value-type="float">
            <text:p>16.19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6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17824" calcext:value-type="float">
            <text:p>16.11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6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1352" calcext:value-type="float">
            <text:p>16.15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6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0496" calcext:value-type="float">
            <text:p>16.16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6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44" calcext:value-type="float">
            <text:p>16.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6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44" calcext:value-type="float">
            <text:p>16.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6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916" calcext:value-type="float">
            <text:p>16.13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6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964" calcext:value-type="float">
            <text:p>16.16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6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6216" calcext:value-type="float">
            <text:p>16.20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6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6112" calcext:value-type="float">
            <text:p>16.13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6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8784" calcext:value-type="float">
            <text:p>16.17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6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27552" calcext:value-type="float">
            <text:p>16.22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6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6216" calcext:value-type="float">
            <text:p>16.20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6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536" calcext:value-type="float">
            <text:p>16.21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6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0976" calcext:value-type="float">
            <text:p>16.19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6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6108" calcext:value-type="float">
            <text:p>16.26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6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3168" calcext:value-type="float">
            <text:p>16.20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6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2312" calcext:value-type="float">
            <text:p>16.21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6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012" calcext:value-type="float">
            <text:p>16.20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6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1936" calcext:value-type="float">
            <text:p>16.25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6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3272" calcext:value-type="float">
            <text:p>16.27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6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64128" calcext:value-type="float">
            <text:p>16.26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6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67176" calcext:value-type="float">
            <text:p>16.26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6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3168" calcext:value-type="float">
            <text:p>16.20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6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7072" calcext:value-type="float">
            <text:p>16.19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6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536" calcext:value-type="float">
            <text:p>16.21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6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0224" calcext:value-type="float">
            <text:p>16.27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6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584" calcext:value-type="float">
            <text:p>16.2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6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67176" calcext:value-type="float">
            <text:p>16.26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6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97656" calcext:value-type="float">
            <text:p>16.29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6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3752" calcext:value-type="float">
            <text:p>16.30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6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9156" calcext:value-type="float">
            <text:p>16.29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6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9156" calcext:value-type="float">
            <text:p>16.29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6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94608" calcext:value-type="float">
            <text:p>16.29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6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34232" calcext:value-type="float">
            <text:p>16.33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6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0808" calcext:value-type="float">
            <text:p>16.37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6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9824" calcext:value-type="float">
            <text:p>16.3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6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6632" calcext:value-type="float">
            <text:p>16.48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5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86048" calcext:value-type="float">
            <text:p>16.38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5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07384" calcext:value-type="float">
            <text:p>16.40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5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86048" calcext:value-type="float">
            <text:p>16.38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5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9824" calcext:value-type="float">
            <text:p>16.3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5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98824" calcext:value-type="float">
            <text:p>16.49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5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41496" calcext:value-type="float">
            <text:p>16.54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5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6632" calcext:value-type="float">
            <text:p>16.48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5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3208" calcext:value-type="float">
            <text:p>16.52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5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14648" calcext:value-type="float">
            <text:p>16.614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5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98824" calcext:value-type="float">
            <text:p>16.49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5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29888" calcext:value-type="float">
            <text:p>16.62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5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636" calcext:value-type="float">
            <text:p>16.59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5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84168" calcext:value-type="float">
            <text:p>16.58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5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14648" calcext:value-type="float">
            <text:p>16.614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5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05504" calcext:value-type="float">
            <text:p>16.60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5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02456" calcext:value-type="float">
            <text:p>16.60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5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2684" calcext:value-type="float">
            <text:p>16.62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5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81704" calcext:value-type="float">
            <text:p>16.68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5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6568" calcext:value-type="float">
            <text:p>16.736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5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924" calcext:value-type="float">
            <text:p>16.77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5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1828" calcext:value-type="float">
            <text:p>16.71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5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4876" calcext:value-type="float">
            <text:p>16.74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5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15816" calcext:value-type="float">
            <text:p>16.815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5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3248" calcext:value-type="float">
            <text:p>16.843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5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88968" calcext:value-type="float">
            <text:p>16.88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5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926" calcext:value-type="float">
            <text:p>16.99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5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6504" calcext:value-type="float">
            <text:p>16.986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5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3352" calcext:value-type="float">
            <text:p>16.913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5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6504" calcext:value-type="float">
            <text:p>16.986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5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10888" calcext:value-type="float">
            <text:p>17.010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5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0032" calcext:value-type="float">
            <text:p>17.02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5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9656" calcext:value-type="float">
            <text:p>17.059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5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6712" calcext:value-type="float">
            <text:p>17.126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5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024" calcext:value-type="float">
            <text:p>17.1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5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7548" calcext:value-type="float">
            <text:p>17.17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5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81576" calcext:value-type="float">
            <text:p>17.181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5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45584" calcext:value-type="float">
            <text:p>17.245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5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48632" calcext:value-type="float">
            <text:p>17.248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5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884" calcext:value-type="float">
            <text:p>17.38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5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36" calcext:value-type="float">
            <text:p>17.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5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2264" calcext:value-type="float">
            <text:p>17.352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5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7504" calcext:value-type="float">
            <text:p>17.36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5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4456" calcext:value-type="float">
            <text:p>17.364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5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36" calcext:value-type="float">
            <text:p>17.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5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456" calcext:value-type="float">
            <text:p>17.4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5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8568" calcext:value-type="float">
            <text:p>17.498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5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9904" calcext:value-type="float">
            <text:p>17.519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5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68672" calcext:value-type="float">
            <text:p>17.568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5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0968" calcext:value-type="float">
            <text:p>17.65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5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7544" calcext:value-type="float">
            <text:p>17.68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5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888" calcext:value-type="float">
            <text:p>17.70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5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2408" calcext:value-type="float">
            <text:p>17.742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5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4328" calcext:value-type="float">
            <text:p>17.864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5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2344" calcext:value-type="float">
            <text:p>17.992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5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5392" calcext:value-type="float">
            <text:p>17.99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5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2448" calcext:value-type="float">
            <text:p>18.062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5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94" calcext:value-type="float">
            <text:p>18.05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5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3784" calcext:value-type="float">
            <text:p>18.08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5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356" calcext:value-type="float">
            <text:p>18.13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5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3616" calcext:value-type="float">
            <text:p>18.26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5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0672" calcext:value-type="float">
            <text:p>18.33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5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7624" calcext:value-type="float">
            <text:p>18.32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5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0192" calcext:value-type="float">
            <text:p>18.30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5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82488" calcext:value-type="float">
            <text:p>18.382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5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49544" calcext:value-type="float">
            <text:p>18.44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5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7088" calcext:value-type="float">
            <text:p>18.47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5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13552" calcext:value-type="float">
            <text:p>18.513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5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40984" calcext:value-type="float">
            <text:p>18.54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5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50712" calcext:value-type="float">
            <text:p>18.650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5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57392" calcext:value-type="float">
            <text:p>18.757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5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61024" calcext:value-type="float">
            <text:p>18.861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5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78016" calcext:value-type="float">
            <text:p>19.17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5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54216" calcext:value-type="float">
            <text:p>19.25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5-10-19 21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18808" calcext:value-type="float">
            <text:p>19.41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5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84112" calcext:value-type="float">
            <text:p>19.18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5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76136" calcext:value-type="float">
            <text:p>19.37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5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95008" calcext:value-type="float">
            <text:p>19.49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5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74256" calcext:value-type="float">
            <text:p>19.57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5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04736" calcext:value-type="float">
            <text:p>19.60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5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77888" calcext:value-type="float">
            <text:p>19.67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5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63232" calcext:value-type="float">
            <text:p>19.76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5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43776" calcext:value-type="float">
            <text:p>19.54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5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12128" calcext:value-type="float">
            <text:p>19.31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5-10-09 20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82816" calcext:value-type="float">
            <text:p>19.48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5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10248" calcext:value-type="float">
            <text:p>19.51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5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47992" calcext:value-type="float">
            <text:p>19.74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5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51624" calcext:value-type="float">
            <text:p>19.85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5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216" calcext:value-type="float">
            <text:p>20.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5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10704" calcext:value-type="float">
            <text:p>20.11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5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0636" calcext:value-type="float">
            <text:p>20.40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5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91704" calcext:value-type="float">
            <text:p>20.49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5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16088" calcext:value-type="float">
            <text:p>20.516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5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22768" calcext:value-type="float">
            <text:p>20.622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5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22768" calcext:value-type="float">
            <text:p>20.622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5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23936" calcext:value-type="float">
            <text:p>20.82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5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85608" calcext:value-type="float">
            <text:p>20.485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5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24648" calcext:value-type="float">
            <text:p>20.424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5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18552" calcext:value-type="float">
            <text:p>20.41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5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05776" calcext:value-type="float">
            <text:p>20.30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5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49032" calcext:value-type="float">
            <text:p>20.44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5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20432" calcext:value-type="float">
            <text:p>20.22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5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81976" calcext:value-type="float">
            <text:p>20.38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5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7776" calcext:value-type="float">
            <text:p>20.17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5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93584" calcext:value-type="float">
            <text:p>20.29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5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11288" calcext:value-type="float">
            <text:p>20.21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5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80808" calcext:value-type="float">
            <text:p>20.18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5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96632" calcext:value-type="float">
            <text:p>20.29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5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87488" calcext:value-type="float">
            <text:p>20.28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5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78928" calcext:value-type="float">
            <text:p>20.37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5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17968" calcext:value-type="float">
            <text:p>20.31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5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19848" calcext:value-type="float">
            <text:p>20.11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5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11288" calcext:value-type="float">
            <text:p>20.21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5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91832" calcext:value-type="float">
            <text:p>19.99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5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93" calcext:value-type="float">
            <text:p>20.19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5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91248" calcext:value-type="float">
            <text:p>19.89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5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58888" calcext:value-type="float">
            <text:p>20.05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5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97928" calcext:value-type="float">
            <text:p>19.99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5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58888" calcext:value-type="float">
            <text:p>20.05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5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2536" calcext:value-type="float">
            <text:p>20.02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5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406" calcext:value-type="float">
            <text:p>20.04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5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1868" calcext:value-type="float">
            <text:p>19.91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5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25944" calcext:value-type="float">
            <text:p>20.12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5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55256" calcext:value-type="float">
            <text:p>19.95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5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056" calcext:value-type="float">
            <text:p>19.72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5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02856" calcext:value-type="float">
            <text:p>19.80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5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41312" calcext:value-type="float">
            <text:p>19.64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5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61352" calcext:value-type="float">
            <text:p>19.96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5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46824" calcext:value-type="float">
            <text:p>19.54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5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84568" calcext:value-type="float">
            <text:p>19.78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5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30416" calcext:value-type="float">
            <text:p>19.33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5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336" calcext:value-type="float">
            <text:p>19.26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5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03568" calcext:value-type="float">
            <text:p>19.40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5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32296" calcext:value-type="float">
            <text:p>19.13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5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55384" calcext:value-type="float">
            <text:p>19.45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5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36512" calcext:value-type="float">
            <text:p>19.33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5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63232" calcext:value-type="float">
            <text:p>19.76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5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7672" calcext:value-type="float">
            <text:p>19.47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5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70624" calcext:value-type="float">
            <text:p>19.47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5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32752" calcext:value-type="float">
            <text:p>19.73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5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27368" calcext:value-type="float">
            <text:p>19.32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5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79768" calcext:value-type="float">
            <text:p>19.47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5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27368" calcext:value-type="float">
            <text:p>19.32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5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83272" calcext:value-type="float">
            <text:p>20.08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5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5292" calcext:value-type="float">
            <text:p>19.55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5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31" calcext:value-type="float">
            <text:p>19.43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5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32168" calcext:value-type="float">
            <text:p>19.63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5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21856" calcext:value-type="float">
            <text:p>19.42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5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6656" calcext:value-type="float">
            <text:p>19.72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5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668" calcext:value-type="float">
            <text:p>19.15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5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33792" calcext:value-type="float">
            <text:p>20.43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5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84112" calcext:value-type="float">
            <text:p>19.18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5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49288" calcext:value-type="float">
            <text:p>19.44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5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87032" calcext:value-type="float">
            <text:p>19.68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5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97472" calcext:value-type="float">
            <text:p>19.39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5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786" calcext:value-type="float">
            <text:p>19.27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5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3476" calcext:value-type="float">
            <text:p>19.034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5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3632" calcext:value-type="float">
            <text:p>19.15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5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97016" calcext:value-type="float">
            <text:p>18.797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5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69584" calcext:value-type="float">
            <text:p>18.769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5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85408" calcext:value-type="float">
            <text:p>18.885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5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88584" calcext:value-type="float">
            <text:p>18.38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5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58688" calcext:value-type="float">
            <text:p>18.458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5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3616" calcext:value-type="float">
            <text:p>18.26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5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4708" calcext:value-type="float">
            <text:p>18.547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5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848" calcext:value-type="float">
            <text:p>18.31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5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0136" calcext:value-type="float">
            <text:p>18.50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5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80024" calcext:value-type="float">
            <text:p>18.48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5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47792" calcext:value-type="float">
            <text:p>18.147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5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08752" calcext:value-type="float">
            <text:p>18.20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5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1384" calcext:value-type="float">
            <text:p>17.93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5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9024" calcext:value-type="float">
            <text:p>18.09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5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7648" calcext:value-type="float">
            <text:p>17.757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5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1928" calcext:value-type="float">
            <text:p>17.711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5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6416" calcext:value-type="float">
            <text:p>17.806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5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0384" calcext:value-type="float">
            <text:p>17.550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5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4976" calcext:value-type="float">
            <text:p>17.71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5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5248" calcext:value-type="float">
            <text:p>17.605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5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8712" calcext:value-type="float">
            <text:p>17.88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5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46" calcext:value-type="float">
            <text:p>17.75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5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6624" calcext:value-type="float">
            <text:p>17.946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5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8232" calcext:value-type="float">
            <text:p>17.858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5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3264" calcext:value-type="float">
            <text:p>17.733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5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272" calcext:value-type="float">
            <text:p>17.95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5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0488" calcext:value-type="float">
            <text:p>17.620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5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0048" calcext:value-type="float">
            <text:p>17.91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5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1488" calcext:value-type="float">
            <text:p>18.00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5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6" calcext:value-type="float">
            <text:p>17.5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5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2848" calcext:value-type="float">
            <text:p>17.452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5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24248" calcext:value-type="float">
            <text:p>17.224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5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0008" calcext:value-type="float">
            <text:p>17.590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5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0176" calcext:value-type="float">
            <text:p>17.41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5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172" calcext:value-type="float">
            <text:p>17.57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5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3664" calcext:value-type="float">
            <text:p>17.123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5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0784" calcext:value-type="float">
            <text:p>16.94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5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34104" calcext:value-type="float">
            <text:p>16.83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5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85336" calcext:value-type="float">
            <text:p>16.785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5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0096" calcext:value-type="float">
            <text:p>16.770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5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1828" calcext:value-type="float">
            <text:p>16.71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5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0096" calcext:value-type="float">
            <text:p>16.770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5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31056" calcext:value-type="float">
            <text:p>16.83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5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972" calcext:value-type="float">
            <text:p>16.80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5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3248" calcext:value-type="float">
            <text:p>16.843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5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95064" calcext:value-type="float">
            <text:p>16.89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5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3164" calcext:value-type="float">
            <text:p>16.93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5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01744" calcext:value-type="float">
            <text:p>17.00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5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308" calcext:value-type="float">
            <text:p>17.02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5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0408" calcext:value-type="float">
            <text:p>16.980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5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98112" calcext:value-type="float">
            <text:p>16.89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5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926" calcext:value-type="float">
            <text:p>16.99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5-06-04 19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5416" calcext:value-type="float">
            <text:p>17.425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5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38904" calcext:value-type="float">
            <text:p>17.138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5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95648" calcext:value-type="float">
            <text:p>16.995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5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98696" calcext:value-type="float">
            <text:p>16.998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5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926" calcext:value-type="float">
            <text:p>16.99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5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52392" calcext:value-type="float">
            <text:p>16.85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5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3728" calcext:value-type="float">
            <text:p>16.87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5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07256" calcext:value-type="float">
            <text:p>16.90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5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64" calcext:value-type="float">
            <text:p>16.9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5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25544" calcext:value-type="float">
            <text:p>16.92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5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4312" calcext:value-type="float">
            <text:p>16.97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5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3352" calcext:value-type="float">
            <text:p>16.913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5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9824" calcext:value-type="float">
            <text:p>16.87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5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98112" calcext:value-type="float">
            <text:p>16.89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5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6296" calcext:value-type="float">
            <text:p>16.846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5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88968" calcext:value-type="float">
            <text:p>16.88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5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688" calcext:value-type="float">
            <text:p>16.94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5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95648" calcext:value-type="float">
            <text:p>16.995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5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5752" calcext:value-type="float">
            <text:p>17.065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5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3352" calcext:value-type="float">
            <text:p>16.913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5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9448" calcext:value-type="float">
            <text:p>16.91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5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92016" calcext:value-type="float">
            <text:p>16.89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5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3352" calcext:value-type="float">
            <text:p>16.913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5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0116" calcext:value-type="float">
            <text:p>16.90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5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65168" calcext:value-type="float">
            <text:p>16.96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5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04792" calcext:value-type="float">
            <text:p>17.004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5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6504" calcext:value-type="float">
            <text:p>16.986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5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2704" calcext:value-type="float">
            <text:p>17.062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5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9176" calcext:value-type="float">
            <text:p>17.029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5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356" calcext:value-type="float">
            <text:p>17.053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5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71848" calcext:value-type="float">
            <text:p>17.071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5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976" calcext:value-type="float">
            <text:p>17.1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5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79112" calcext:value-type="float">
            <text:p>17.279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5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0616" calcext:value-type="float">
            <text:p>17.120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5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35856" calcext:value-type="float">
            <text:p>17.135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5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88" calcext:value-type="float">
            <text:p>17.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5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0136" calcext:value-type="float">
            <text:p>17.090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5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02328" calcext:value-type="float">
            <text:p>17.102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5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45" calcext:value-type="float">
            <text:p>17.1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5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6336" calcext:value-type="float">
            <text:p>17.166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5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644" calcext:value-type="float">
            <text:p>17.23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5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85208" calcext:value-type="float">
            <text:p>17.285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5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57192" calcext:value-type="float">
            <text:p>17.157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5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9864" calcext:value-type="float">
            <text:p>17.199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5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18152" calcext:value-type="float">
            <text:p>17.218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5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936" calcext:value-type="float">
            <text:p>17.7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5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58304" calcext:value-type="float">
            <text:p>19.95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5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692" calcext:value-type="float">
            <text:p>17.266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5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76064" calcext:value-type="float">
            <text:p>17.276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5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7504" calcext:value-type="float">
            <text:p>17.36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5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8464" calcext:value-type="float">
            <text:p>17.428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5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408" calcext:value-type="float">
            <text:p>17.40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5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4392" calcext:value-type="float">
            <text:p>17.614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5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0656" calcext:value-type="float">
            <text:p>17.440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5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5312" calcext:value-type="float">
            <text:p>17.355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5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836" calcext:value-type="float">
            <text:p>17.358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5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3496" calcext:value-type="float">
            <text:p>17.303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5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312" calcext:value-type="float">
            <text:p>17.3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5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5312" calcext:value-type="float">
            <text:p>17.355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5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5896" calcext:value-type="float">
            <text:p>17.455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5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7984" calcext:value-type="float">
            <text:p>17.39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5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1408" calcext:value-type="float">
            <text:p>17.361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5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3704" calcext:value-type="float">
            <text:p>17.443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5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884" calcext:value-type="float">
            <text:p>17.38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5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7712" calcext:value-type="float">
            <text:p>17.507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5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2368" calcext:value-type="float">
            <text:p>17.42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5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3536" calcext:value-type="float">
            <text:p>17.623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5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22" calcext:value-type="float">
            <text:p>17.60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5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5728" calcext:value-type="float">
            <text:p>17.635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5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408" calcext:value-type="float">
            <text:p>17.40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5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884" calcext:value-type="float">
            <text:p>17.38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5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6752" calcext:value-type="float">
            <text:p>17.446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5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0656" calcext:value-type="float">
            <text:p>17.440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5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124" calcext:value-type="float">
            <text:p>17.54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5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696" calcext:value-type="float">
            <text:p>17.58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5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35144" calcext:value-type="float">
            <text:p>17.535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5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8944" calcext:value-type="float">
            <text:p>17.458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5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7608" calcext:value-type="float">
            <text:p>17.437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5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504" calcext:value-type="float">
            <text:p>17.46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5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028" calcext:value-type="float">
            <text:p>17.48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5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35144" calcext:value-type="float">
            <text:p>17.535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5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3432" calcext:value-type="float">
            <text:p>17.553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5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1344" calcext:value-type="float">
            <text:p>17.611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5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0384" calcext:value-type="float">
            <text:p>17.550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5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076" calcext:value-type="float">
            <text:p>17.510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5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0384" calcext:value-type="float">
            <text:p>17.550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5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6" calcext:value-type="float">
            <text:p>17.5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5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172" calcext:value-type="float">
            <text:p>17.57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5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6104" calcext:value-type="float">
            <text:p>17.596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5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4392" calcext:value-type="float">
            <text:p>17.614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5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744" calcext:value-type="float">
            <text:p>17.6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5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5248" calcext:value-type="float">
            <text:p>17.605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5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4016" calcext:value-type="float">
            <text:p>17.65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5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9632" calcext:value-type="float">
            <text:p>17.62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5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2304" calcext:value-type="float">
            <text:p>17.67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5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5456" calcext:value-type="float">
            <text:p>17.74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5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7544" calcext:value-type="float">
            <text:p>17.68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5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84" calcext:value-type="float">
            <text:p>17.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5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0592" calcext:value-type="float">
            <text:p>17.69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5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7544" calcext:value-type="float">
            <text:p>17.68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5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0592" calcext:value-type="float">
            <text:p>17.69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5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984" calcext:value-type="float">
            <text:p>17.76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5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2616" calcext:value-type="float">
            <text:p>17.882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5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0904" calcext:value-type="float">
            <text:p>17.90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5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8984" calcext:value-type="float">
            <text:p>17.77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5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032" calcext:value-type="float">
            <text:p>17.8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5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7" calcext:value-type="float">
            <text:p>17.90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5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5184" calcext:value-type="float">
            <text:p>17.855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5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0424" calcext:value-type="float">
            <text:p>17.87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5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4328" calcext:value-type="float">
            <text:p>17.864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5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8232" calcext:value-type="float">
            <text:p>17.858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5-02-13 21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9088" calcext:value-type="float">
            <text:p>17.84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5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7856" calcext:value-type="float">
            <text:p>17.897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5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4808" calcext:value-type="float">
            <text:p>17.894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5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176" calcext:value-type="float">
            <text:p>17.89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5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3576" calcext:value-type="float">
            <text:p>17.943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5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2824" calcext:value-type="float">
            <text:p>18.02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5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0528" calcext:value-type="float">
            <text:p>17.94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5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4808" calcext:value-type="float">
            <text:p>17.894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5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7856" calcext:value-type="float">
            <text:p>17.897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5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3096" calcext:value-type="float">
            <text:p>17.91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5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6144" calcext:value-type="float">
            <text:p>17.91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5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6624" calcext:value-type="float">
            <text:p>17.946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5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8816" calcext:value-type="float">
            <text:p>17.95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5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224" calcext:value-type="float">
            <text:p>17.92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5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9296" calcext:value-type="float">
            <text:p>17.98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5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0736" calcext:value-type="float">
            <text:p>18.08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5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036" calcext:value-type="float">
            <text:p>18.12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5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8168" calcext:value-type="float">
            <text:p>18.108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5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8132" calcext:value-type="float">
            <text:p>18.18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5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17896" calcext:value-type="float">
            <text:p>18.21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5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4228" calcext:value-type="float">
            <text:p>18.24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5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9608" calcext:value-type="float">
            <text:p>18.19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5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78272" calcext:value-type="float">
            <text:p>18.178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5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2704" calcext:value-type="float">
            <text:p>18.22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5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33136" calcext:value-type="float">
            <text:p>18.233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5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36184" calcext:value-type="float">
            <text:p>18.236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5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39232" calcext:value-type="float">
            <text:p>18.239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5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78856" calcext:value-type="float">
            <text:p>18.27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5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54472" calcext:value-type="float">
            <text:p>18.254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5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6664" calcext:value-type="float">
            <text:p>18.266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5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45328" calcext:value-type="float">
            <text:p>18.245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5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30088" calcext:value-type="float">
            <text:p>18.230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5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97144" calcext:value-type="float">
            <text:p>18.297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5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6288" calcext:value-type="float">
            <text:p>18.306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5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54472" calcext:value-type="float">
            <text:p>18.254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5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5752" calcext:value-type="float">
            <text:p>18.25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5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48376" calcext:value-type="float">
            <text:p>18.248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5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2384" calcext:value-type="float">
            <text:p>18.31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5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6288" calcext:value-type="float">
            <text:p>18.306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5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58104" calcext:value-type="float">
            <text:p>18.358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5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1528" calcext:value-type="float">
            <text:p>18.32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5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88" calcext:value-type="float">
            <text:p>18.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5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9336" calcext:value-type="float">
            <text:p>18.30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5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75808" calcext:value-type="float">
            <text:p>18.275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4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0192" calcext:value-type="float">
            <text:p>18.30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4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6288" calcext:value-type="float">
            <text:p>18.306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4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52008" calcext:value-type="float">
            <text:p>18.352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4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9712" calcext:value-type="float">
            <text:p>18.26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4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91048" calcext:value-type="float">
            <text:p>18.29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4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5752" calcext:value-type="float">
            <text:p>18.25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4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75224" calcext:value-type="float">
            <text:p>18.175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4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8168" calcext:value-type="float">
            <text:p>18.108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4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47792" calcext:value-type="float">
            <text:p>18.147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4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656" calcext:value-type="float">
            <text:p>18.19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4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44744" calcext:value-type="float">
            <text:p>18.144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4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84368" calcext:value-type="float">
            <text:p>18.184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4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38648" calcext:value-type="float">
            <text:p>18.13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4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63032" calcext:value-type="float">
            <text:p>18.163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4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084" calcext:value-type="float">
            <text:p>18.15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4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6936" calcext:value-type="float">
            <text:p>18.156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4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02656" calcext:value-type="float">
            <text:p>18.202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4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0464" calcext:value-type="float">
            <text:p>18.19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4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84368" calcext:value-type="float">
            <text:p>18.184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4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656" calcext:value-type="float">
            <text:p>18.19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4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32552" calcext:value-type="float">
            <text:p>18.132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4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084" calcext:value-type="float">
            <text:p>18.15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4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78272" calcext:value-type="float">
            <text:p>18.178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4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36184" calcext:value-type="float">
            <text:p>18.236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4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48376" calcext:value-type="float">
            <text:p>18.248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4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78272" calcext:value-type="float">
            <text:p>18.178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4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87416" calcext:value-type="float">
            <text:p>18.187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4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3408" calcext:value-type="float">
            <text:p>18.123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4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0464" calcext:value-type="float">
            <text:p>18.19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4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8132" calcext:value-type="float">
            <text:p>18.18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4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0568" calcext:value-type="float">
            <text:p>18.26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4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3512" calcext:value-type="float">
            <text:p>18.193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4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84368" calcext:value-type="float">
            <text:p>18.184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4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84368" calcext:value-type="float">
            <text:p>18.184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4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20944" calcext:value-type="float">
            <text:p>18.220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4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36184" calcext:value-type="float">
            <text:p>18.236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4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6608" calcext:value-type="float">
            <text:p>18.16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4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20944" calcext:value-type="float">
            <text:p>18.220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4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3512" calcext:value-type="float">
            <text:p>18.193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4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78272" calcext:value-type="float">
            <text:p>18.178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4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84368" calcext:value-type="float">
            <text:p>18.184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4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0464" calcext:value-type="float">
            <text:p>18.19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4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48376" calcext:value-type="float">
            <text:p>18.248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4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30088" calcext:value-type="float">
            <text:p>18.230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4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324" calcext:value-type="float">
            <text:p>18.303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4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88" calcext:value-type="float">
            <text:p>18.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4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84952" calcext:value-type="float">
            <text:p>18.284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4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75808" calcext:value-type="float">
            <text:p>18.275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4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324" calcext:value-type="float">
            <text:p>18.303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4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55056" calcext:value-type="float">
            <text:p>18.355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4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82488" calcext:value-type="float">
            <text:p>18.382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4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19064" calcext:value-type="float">
            <text:p>18.419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4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80024" calcext:value-type="float">
            <text:p>18.48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4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95264" calcext:value-type="float">
            <text:p>18.49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4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40984" calcext:value-type="float">
            <text:p>18.54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4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35472" calcext:value-type="float">
            <text:p>18.635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4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36056" calcext:value-type="float">
            <text:p>18.736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4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08624" calcext:value-type="float">
            <text:p>18.708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4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39104" calcext:value-type="float">
            <text:p>18.739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4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0616" calcext:value-type="float">
            <text:p>18.80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4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39688" calcext:value-type="float">
            <text:p>18.839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4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33592" calcext:value-type="float">
            <text:p>18.833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4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88456" calcext:value-type="float">
            <text:p>18.888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4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5856" calcext:value-type="float">
            <text:p>18.95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4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09792" calcext:value-type="float">
            <text:p>18.909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4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82944" calcext:value-type="float">
            <text:p>18.982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4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76848" calcext:value-type="float">
            <text:p>18.976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4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55512" calcext:value-type="float">
            <text:p>18.955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4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92088" calcext:value-type="float">
            <text:p>18.992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4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28664" calcext:value-type="float">
            <text:p>19.028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4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37808" calcext:value-type="float">
            <text:p>19.037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4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46952" calcext:value-type="float">
            <text:p>19.046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4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35928" calcext:value-type="float">
            <text:p>19.23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4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4812" calcext:value-type="float">
            <text:p>19.24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4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9936" calcext:value-type="float">
            <text:p>19.29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4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0312" calcext:value-type="float">
            <text:p>19.26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4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75552" calcext:value-type="float">
            <text:p>19.27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4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18224" calcext:value-type="float">
            <text:p>19.31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4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18224" calcext:value-type="float">
            <text:p>19.31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4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06616" calcext:value-type="float">
            <text:p>19.40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4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60896" calcext:value-type="float">
            <text:p>19.36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4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97472" calcext:value-type="float">
            <text:p>19.39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4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95008" calcext:value-type="float">
            <text:p>19.49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4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83984" calcext:value-type="float">
            <text:p>19.68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4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02856" calcext:value-type="float">
            <text:p>19.80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4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2724" calcext:value-type="float">
            <text:p>19.82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4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9704" calcext:value-type="float">
            <text:p>19.72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4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84568" calcext:value-type="float">
            <text:p>19.78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4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59016" calcext:value-type="float">
            <text:p>19.55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4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0532" calcext:value-type="float">
            <text:p>19.70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4-10-02 19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16928" calcext:value-type="float">
            <text:p>19.61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4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44944" calcext:value-type="float">
            <text:p>19.74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4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7296" calcext:value-type="float">
            <text:p>19.87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4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63688" calcext:value-type="float">
            <text:p>20.36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4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53248" calcext:value-type="float">
            <text:p>20.653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4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22768" calcext:value-type="float">
            <text:p>20.622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4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50912" calcext:value-type="float">
            <text:p>20.25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4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17968" calcext:value-type="float">
            <text:p>20.31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4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52792" calcext:value-type="float">
            <text:p>20.05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4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71664" calcext:value-type="float">
            <text:p>20.17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4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96048" calcext:value-type="float">
            <text:p>20.19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4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88656" calcext:value-type="float">
            <text:p>20.48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4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30744" calcext:value-type="float">
            <text:p>20.43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4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54544" calcext:value-type="float">
            <text:p>20.35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4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61224" calcext:value-type="float">
            <text:p>20.46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4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97216" calcext:value-type="float">
            <text:p>20.39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4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71664" calcext:value-type="float">
            <text:p>20.17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4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89368" calcext:value-type="float">
            <text:p>20.08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4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13168" calcext:value-type="float">
            <text:p>20.01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4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91248" calcext:value-type="float">
            <text:p>19.89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4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61352" calcext:value-type="float">
            <text:p>19.96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4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22312" calcext:value-type="float">
            <text:p>20.02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4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1868" calcext:value-type="float">
            <text:p>19.91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4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4728" calcext:value-type="float">
            <text:p>20.14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4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37552" calcext:value-type="float">
            <text:p>20.03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4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6252" calcext:value-type="float">
            <text:p>20.16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4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29576" calcext:value-type="float">
            <text:p>20.22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4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47864" calcext:value-type="float">
            <text:p>20.24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4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71536" calcext:value-type="float">
            <text:p>20.671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4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42936" calcext:value-type="float">
            <text:p>20.44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4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09408" calcext:value-type="float">
            <text:p>20.40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4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25944" calcext:value-type="float">
            <text:p>20.12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4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17384" calcext:value-type="float">
            <text:p>20.21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4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44232" calcext:value-type="float">
            <text:p>20.14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4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7108" calcext:value-type="float">
            <text:p>20.07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4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08824" calcext:value-type="float">
            <text:p>20.30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4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3204" calcext:value-type="float">
            <text:p>20.13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4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3016" calcext:value-type="float">
            <text:p>20.33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4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73416" calcext:value-type="float">
            <text:p>20.47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4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71664" calcext:value-type="float">
            <text:p>20.17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4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76464" calcext:value-type="float">
            <text:p>20.47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4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89824" calcext:value-type="float">
            <text:p>20.68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4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02016" calcext:value-type="float">
            <text:p>20.70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4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89824" calcext:value-type="float">
            <text:p>20.68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4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5688" calcext:value-type="float">
            <text:p>20.75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4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20888" calcext:value-type="float">
            <text:p>20.820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4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59344" calcext:value-type="float">
            <text:p>20.659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4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76464" calcext:value-type="float">
            <text:p>20.47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4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88656" calcext:value-type="float">
            <text:p>20.48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4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03896" calcext:value-type="float">
            <text:p>20.503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4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3872" calcext:value-type="float">
            <text:p>20.23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4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96048" calcext:value-type="float">
            <text:p>20.19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4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17384" calcext:value-type="float">
            <text:p>20.21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4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47864" calcext:value-type="float">
            <text:p>20.24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4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32624" calcext:value-type="float">
            <text:p>20.23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4-08-08 21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91832" calcext:value-type="float">
            <text:p>19.99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4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46568" calcext:value-type="float">
            <text:p>20.546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4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25232" calcext:value-type="float">
            <text:p>20.525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4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85608" calcext:value-type="float">
            <text:p>20.485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4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79512" calcext:value-type="float">
            <text:p>20.47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4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72248" calcext:value-type="float">
            <text:p>20.27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4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04752" calcext:value-type="float">
            <text:p>24.30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4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03912" calcext:value-type="float">
            <text:p>25.203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4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98" calcext:value-type="float">
            <text:p>21.25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4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97216" calcext:value-type="float">
            <text:p>20.39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4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1784" calcext:value-type="float">
            <text:p>20.81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4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51368" calcext:value-type="float">
            <text:p>20.851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4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0032" calcext:value-type="float">
            <text:p>20.83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4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78216" calcext:value-type="float">
            <text:p>20.77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4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45272" calcext:value-type="float">
            <text:p>20.845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4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4832" calcext:value-type="float">
            <text:p>20.84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4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99552" calcext:value-type="float">
            <text:p>20.799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4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81264" calcext:value-type="float">
            <text:p>20.78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4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09408" calcext:value-type="float">
            <text:p>20.40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4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97216" calcext:value-type="float">
            <text:p>20.39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4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49744" calcext:value-type="float">
            <text:p>20.04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4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51624" calcext:value-type="float">
            <text:p>19.85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4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4728" calcext:value-type="float">
            <text:p>20.14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4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81976" calcext:value-type="float">
            <text:p>20.38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4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08824" calcext:value-type="float">
            <text:p>20.30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4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21016" calcext:value-type="float">
            <text:p>20.32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4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94168" calcext:value-type="float">
            <text:p>20.39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4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03312" calcext:value-type="float">
            <text:p>20.40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4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51368" calcext:value-type="float">
            <text:p>20.851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4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98256" calcext:value-type="float">
            <text:p>21.098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4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4164" calcext:value-type="float">
            <text:p>20.74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4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35544" calcext:value-type="float">
            <text:p>20.73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4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92872" calcext:value-type="float">
            <text:p>20.69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4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98968" calcext:value-type="float">
            <text:p>20.69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4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44104" calcext:value-type="float">
            <text:p>20.64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4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09992" calcext:value-type="float">
            <text:p>20.50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4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81976" calcext:value-type="float">
            <text:p>20.38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4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75296" calcext:value-type="float">
            <text:p>20.27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4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18552" calcext:value-type="float">
            <text:p>20.41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4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06488" calcext:value-type="float">
            <text:p>19.90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4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9488" calcext:value-type="float">
            <text:p>19.99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4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05904" calcext:value-type="float">
            <text:p>19.80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4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056" calcext:value-type="float">
            <text:p>19.72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4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65112" calcext:value-type="float">
            <text:p>19.56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4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01104" calcext:value-type="float">
            <text:p>19.50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4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83984" calcext:value-type="float">
            <text:p>19.68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4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4436" calcext:value-type="float">
            <text:p>19.64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4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21144" calcext:value-type="float">
            <text:p>19.82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4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72376" calcext:value-type="float">
            <text:p>19.77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4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87616" calcext:value-type="float">
            <text:p>19.78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4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056" calcext:value-type="float">
            <text:p>19.72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4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5104" calcext:value-type="float">
            <text:p>19.75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4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50456" calcext:value-type="float">
            <text:p>19.65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4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09664" calcext:value-type="float">
            <text:p>19.40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4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65112" calcext:value-type="float">
            <text:p>19.56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4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9936" calcext:value-type="float">
            <text:p>19.29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4-06-13 20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6472" calcext:value-type="float">
            <text:p>19.016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4-06-05 19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24" calcext:value-type="float">
            <text:p>19.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4-04-04 18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5752" calcext:value-type="float">
            <text:p>18.25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4-02-07 20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06744" calcext:value-type="float">
            <text:p>18.906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3-12-17 21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6816" calcext:value-type="float">
            <text:p>19.56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3-10-25 18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976" calcext:value-type="float">
            <text:p>20.93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3-08-15 20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85096" calcext:value-type="float">
            <text:p>22.485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3-06-06 19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1344" calcext:value-type="float">
            <text:p>21.421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3-04-12 19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54544" calcext:value-type="float">
            <text:p>20.35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3-02-07 19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57464" calcext:value-type="float">
            <text:p>20.857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2-12-07 22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42096" calcext:value-type="float">
            <text:p>21.342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2-10-10 21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52864" calcext:value-type="float">
            <text:p>22.152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2-08-23 20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9716" calcext:value-type="float">
            <text:p>22.99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2-04-05 2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03112" calcext:value-type="float">
            <text:p>18.803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2-02-17 20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04864" calcext:value-type="float">
            <text:p>19.10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1-09-29 18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41512" calcext:value-type="float">
            <text:p>21.24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1-07-29 19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16672" calcext:value-type="float">
            <text:p>20.61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1-05-23 20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45784" calcext:value-type="float">
            <text:p>18.845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1-03-18 20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64072" calcext:value-type="float">
            <text:p>18.864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1-01-27 20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46368" calcext:value-type="float">
            <text:p>18.946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0-11-23 20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47536" calcext:value-type="float">
            <text:p>19.14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0-09-21 20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8256" calcext:value-type="float">
            <text:p>20.48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0-07-06 2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7568" calcext:value-type="float">
            <text:p>18.77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53104484401</text:p>
          </table:table-cell>
          <table:table-cell office:value-type="string" calcext:value-type="string">
            <text:p>2010-05-11 14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51424" calcext:value-type="float">
            <text:p>18.25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694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8196" meta:object-count="0"/>
    <meta:user-defined meta:name="AppVersion">3.0</meta:user-defined>
  </office:meta>
</office:document-meta>
</file>